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neva" svg:font-family="Genev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88cm"/>
    </style:style>
    <style:style style:name="co2" style:family="table-column">
      <style:table-column-properties fo:break-before="auto" style:column-width="3.687cm"/>
    </style:style>
    <style:style style:name="co3" style:family="table-column">
      <style:table-column-properties fo:break-before="auto" style:column-width="8.274cm"/>
    </style:style>
    <style:style style:name="co4" style:family="table-column">
      <style:table-column-properties fo:break-before="auto" style:column-width="9.192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6.839cm"/>
    </style:style>
    <style:style style:name="co7" style:family="table-column">
      <style:table-column-properties fo:break-before="auto" style:column-width="7.147cm"/>
    </style:style>
    <style:style style:name="co8" style:family="table-column">
      <style:table-column-properties fo:break-before="auto" style:column-width="10.336cm"/>
    </style:style>
    <style:style style:name="co9" style:family="table-column">
      <style:table-column-properties fo:break-before="auto" style:column-width="4.981cm"/>
    </style:style>
    <style:style style:name="co10" style:family="table-column">
      <style:table-column-properties fo:break-before="auto" style:column-width="5.094cm"/>
    </style:style>
    <style:style style:name="co11" style:family="table-column">
      <style:table-column-properties fo:break-before="auto" style:column-width="9.68cm"/>
    </style:style>
    <style:style style:name="co12" style:family="table-column">
      <style:table-column-properties fo:break-before="auto" style:column-width="4.057cm"/>
    </style:style>
    <style:style style:name="co13" style:family="table-column">
      <style:table-column-properties fo:break-before="auto" style:column-width="6.382cm"/>
    </style:style>
    <style:style style:name="co14" style:family="table-column">
      <style:table-column-properties fo:break-before="auto" style:column-width="2.251cm"/>
    </style:style>
    <style:style style:name="ro1" style:family="table-row">
      <style:table-row-properties style:row-height="1.416cm" fo:break-before="auto" style:use-optimal-row-height="false"/>
    </style:style>
    <style:style style:name="ta1" style:family="table" style:master-page-name="PageStyle_5f_2D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 style:data-style-name="N8113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b05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70c0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name-complex="Ari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1"/>
        <table:table-column table:style-name="co10" table:default-cell-style-name="ce3"/>
        <table:table-column table:style-name="co11" table:default-cell-style-name="ce13"/>
        <table:table-column table:style-name="co12" table:default-cell-style-name="ce2"/>
        <table:table-column table:style-name="co13" table:default-cell-style-name="ce2"/>
        <table:table-column table:style-name="co14" table:number-columns-repeated="1009" table:default-cell-style-name="ce2"/>
        <table:table-row table:style-name="ro1">
          <table:table-cell table:style-name="ce1" office:value-type="string">
            <text:p>Département</text:p>
          </table:table-cell>
          <table:table-cell table:style-name="ce1" office:value-type="string">
            <text:p>Code RNE</text:p>
          </table:table-cell>
          <table:table-cell table:style-name="ce1" office:value-type="string">
            <text:p>Nom établissement</text:p>
          </table:table-cell>
          <table:table-cell table:style-name="ce1" office:value-type="string">
            <text:p>Adresse</text:p>
          </table:table-cell>
          <table:table-cell table:style-name="ce1" office:value-type="string">
            <text:p>CP</text:p>
          </table:table-cell>
          <table:table-cell table:style-name="ce1" office:value-type="string">
            <text:p>Commune</text:p>
          </table:table-cell>
          <table:table-cell table:style-name="ce1" office:value-type="string">
            <text:p>Numéro établissement</text:p>
          </table:table-cell>
          <table:table-cell table:style-name="ce1" office:value-type="string">
            <text:p>Fax établissement</text:p>
          </table:table-cell>
          <table:table-cell table:style-name="ce1" office:value-type="string">
            <text:p>Email établissement</text:p>
          </table:table-cell>
          <table:table-cell table:style-name="ce1" office:value-type="string">
            <text:p>Type d'établissement</text:p>
          </table:table-cell>
          <table:table-cell office:value-type="string">
            <text:p>Nom CE</text:p>
          </table:table-cell>
          <table:table-cell office:value-type="string">
            <text:p>Prénom CE</text:p>
          </table:table-cell>
          <table:table-cell table:style-name="ce12" office:value-type="string">
            <text:p>Mail CE</text:p>
          </table:table-cell>
          <table:table-cell office:value-type="string">
            <text:p>statut_etbsmt</text:p>
          </table:table-cell>
          <table:table-cell office:value-type="string">
            <text:p>nb_heure_etbsmt_principal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2161E</text:p>
          </table:table-cell>
          <table:table-cell table:style-name="ce1" office:value-type="string">
            <text:p>ST LEON LE GRAND</text:p>
          </table:table-cell>
          <table:table-cell table:style-name="ce1" office:value-type="string">
            <text:p>8 quai de l'Essonne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CORBEIL ESSONNES</text:p>
          </table:table-cell>
          <table:table-cell table:style-name="ce1" office:value-type="string">
            <text:p>01 60 88 48 68</text:p>
            <text:p/>
          </table:table-cell>
          <table:table-cell table:style-name="ce1" office:value-type="string">
            <text:p>01 60 88 00 54</text:p>
            <text:p/>
          </table:table-cell>
          <table:table-cell table:style-name="ce1" office:value-type="string">
            <text:p><text:a xlink:href="mailto:saintleon@wanadoo.fr">saintleon@wanadoo.fr</text:a></text:p>
          </table:table-cell>
          <table:table-cell table:style-name="ce1" office:value-type="string">
            <text:p>Lycée Polyvalent</text:p>
          </table:table-cell>
          <table:table-cell table:style-name="ce4" office:value-type="string">
            <text:p><text:s/>DELORMEL</text:p>
          </table:table-cell>
          <table:table-cell office:value-type="string">
            <text:p>Corine</text:p>
          </table:table-cell>
          <table:table-cell office:value-type="string">
            <text:p>saintleondirection@wanadoo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27E</text:p>
          </table:table-cell>
          <table:table-cell table:style-name="ce1" office:value-type="string">
            <text:p>JEANNE D'ARC</text:p>
          </table:table-cell>
          <table:table-cell table:style-name="ce1" office:value-type="string">
            <text:p>31 rue Alfred Leblanc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BRETIGNY SUR ORGE</text:p>
          </table:table-cell>
          <table:table-cell table:style-name="ce1" office:value-type="string">
            <text:p>01 60 84 11 24</text:p>
            <text:p/>
          </table:table-cell>
          <table:table-cell table:style-name="ce1" office:value-type="string">
            <text:p>01 60 85 00 21</text:p>
            <text:p/>
          </table:table-cell>
          <table:table-cell table:style-name="ce1" office:value-type="string">
            <text:p><text:tab/></text:p>
            <text:p><text:a xlink:href="mailto:0910827E@ac-versailles.fr">0910827E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<text:s/>FUSIER</text:p>
          </table:table-cell>
          <table:table-cell office:value-type="string">
            <text:p>Sandrine</text:p>
          </table:table-cell>
          <table:table-cell office:value-type="string">
            <text:p>jda.ce.bretigny@gmail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24B</text:p>
          </table:table-cell>
          <table:table-cell table:style-name="ce1" office:value-type="string">
            <text:p>SACRE COEUR LA VILLE DU BOIS</text:p>
          </table:table-cell>
          <table:table-cell table:style-name="ce1" office:value-type="string">
            <text:p>2 rue du Gaizon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LA VILLE DU BOIS</text:p>
          </table:table-cell>
          <table:table-cell table:style-name="ce1" office:value-type="string">
            <text:p>01 69 01 06 12</text:p>
            <text:p/>
          </table:table-cell>
          <table:table-cell table:style-name="ce1"/>
          <table:table-cell table:style-name="ce1" office:value-type="string">
            <text:p><text:a xlink:href="mailto:0910824B@ac-versailles.fr">0910824B@ac-versailles.fr</text:a></text:p>
          </table:table-cell>
          <table:table-cell table:style-name="ce1" office:value-type="string">
            <text:p>Lycée Général et Technologique</text:p>
          </table:table-cell>
          <table:table-cell table:style-name="ce4" office:value-type="string">
            <text:p><text:s/>MAILLARD</text:p>
          </table:table-cell>
          <table:table-cell office:value-type="string">
            <text:p>Jean Claude</text:p>
          </table:table-cell>
          <table:table-cell office:value-type="string">
            <text:p>direction@isc-vdb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1748F</text:p>
          </table:table-cell>
          <table:table-cell table:style-name="ce1" office:value-type="string">
            <text:p>NOTRE DAME DE SION</text:p>
          </table:table-cell>
          <table:table-cell table:style-name="ce1" office:value-type="string">
            <text:p>1 avenue de Ratisbonne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EVRY </text:p>
          </table:table-cell>
          <table:table-cell table:style-name="ce1" office:value-type="string">
            <text:p>01 69 47 32 32</text:p>
            <text:p/>
          </table:table-cell>
          <table:table-cell table:style-name="ce1" office:value-type="string">
            <text:p>01 64 97 25 56</text:p>
            <text:p/>
          </table:table-cell>
          <table:table-cell table:style-name="ce1" office:value-type="string">
            <text:p><text:a xlink:href="mailto:0911748F@ac-versailles.fr">0911748F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BATHILDE</text:p>
          </table:table-cell>
          <table:table-cell office:value-type="string">
            <text:p><text:a xlink:href="mailto:direction@sion91.org">Sandrine</text:a></text:p>
          </table:table-cell>
          <table:table-cell table:style-name="ce14" office:value-type="string">
            <text:p><text:a xlink:href="mailto:direction@sion91.fr">direction@sion91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36P</text:p>
          </table:table-cell>
          <table:table-cell table:style-name="ce1" office:value-type="string">
            <text:p>SACRE COEUR</text:p>
          </table:table-cell>
          <table:table-cell table:style-name="ce1" office:value-type="string">
            <text:p>29 rue Chamberlin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SAVIGNY SUR ORGE</text:p>
          </table:table-cell>
          <table:table-cell table:style-name="ce1" office:value-type="string">
            <text:p>01 69 05 33 74</text:p>
            <text:p/>
          </table:table-cell>
          <table:table-cell table:style-name="ce1" office:value-type="string">
            <text:p>01 69 05 94 19</text:p>
            <text:p/>
          </table:table-cell>
          <table:table-cell table:style-name="ce1" office:value-type="string">
            <text:p><text:a xlink:href="mailto:0910836P@ac-versailles.fr">0910836P@ac-versailles.fr</text:a></text:p>
          </table:table-cell>
          <table:table-cell table:style-name="ce1" office:value-type="string">
            <text:p>Collège</text:p>
          </table:table-cell>
          <table:table-cell table:style-name="ce5" office:value-type="string">
            <text:p><text:s/>ROBUCHON LEE</text:p>
          </table:table-cell>
          <table:table-cell office:value-type="string">
            <text:p>Christophe</text:p>
          </table:table-cell>
          <table:table-cell table:style-name="ce15" office:value-type="string">
            <text:p><text:a xlink:href="mailto:c.robuchonlee@saintlouis-viry.fr">c.robuchonlee@saintlouis-viry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1752K</text:p>
          </table:table-cell>
          <table:table-cell table:style-name="ce1" office:value-type="string">
            <text:p>ST LOUIS ST CLEMENT</text:p>
          </table:table-cell>
          <table:table-cell table:style-name="ce1" office:value-type="string">
            <text:p>1 à 35 rue Margot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VIRY CHATILLON</text:p>
          </table:table-cell>
          <table:table-cell table:style-name="ce1" office:value-type="string">
            <text:p>01 69 12 29 29</text:p>
            <text:p/>
          </table:table-cell>
          <table:table-cell table:style-name="ce1" office:value-type="string">
            <text:p>01 69 05 94 32</text:p>
            <text:p/>
          </table:table-cell>
          <table:table-cell table:style-name="ce1" office:value-type="string">
            <text:p><text:tab/></text:p>
            <text:p><text:a xlink:href="mailto:0911752K@ac-versailles.fr">0911752K@ac-versailles.fr</text:a></text:p>
          </table:table-cell>
          <table:table-cell table:style-name="ce1" office:value-type="string">
            <text:p>Collège</text:p>
          </table:table-cell>
          <table:table-cell table:style-name="ce6" office:value-type="string">
            <text:p><text:s/>ROBUCHON LEE</text:p>
          </table:table-cell>
          <table:table-cell office:value-type="string">
            <text:p>Christophe</text:p>
          </table:table-cell>
          <table:table-cell table:style-name="ce16" office:value-type="string">
            <text:p><text:a xlink:href="mailto:c.robuchonlee@saintlouis-viry.fr">c.robuchonlee@saintlouis-viry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26D</text:p>
          </table:table-cell>
          <table:table-cell table:style-name="ce1" office:value-type="string">
            <text:p>ST LOUIS ST CLEMENT</text:p>
          </table:table-cell>
          <table:table-cell table:style-name="ce1" office:value-type="string">
            <text:p>1 rue Margot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VIRY CHATILLON</text:p>
          </table:table-cell>
          <table:table-cell table:style-name="ce1" office:value-type="string">
            <text:p>01 69 12 29 29</text:p>
            <text:p/>
          </table:table-cell>
          <table:table-cell table:style-name="ce1" office:value-type="string">
            <text:p>01 69 05 94 32</text:p>
            <text:p/>
          </table:table-cell>
          <table:table-cell table:style-name="ce1" office:value-type="string">
            <text:p><text:a xlink:href="mailto:0910826D@ac-versailles.fr">0910826D@ac-versailles.fr</text:a></text:p>
          </table:table-cell>
          <table:table-cell table:style-name="ce1" office:value-type="string">
            <text:p>Lycée Général et Technologique</text:p>
          </table:table-cell>
          <table:table-cell table:style-name="ce6" office:value-type="string">
            <text:p><text:s/>ROBUCHON LEE</text:p>
          </table:table-cell>
          <table:table-cell office:value-type="string">
            <text:p>Christophe</text:p>
          </table:table-cell>
          <table:table-cell table:style-name="ce16" office:value-type="string">
            <text:p><text:a xlink:href="mailto:c.robuchonlee@saintlouis-viry.fr">c.robuchonlee@saintlouis-viry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1746D</text:p>
          </table:table-cell>
          <table:table-cell table:style-name="ce1" office:value-type="string">
            <text:p>ST PIERRE</text:p>
          </table:table-cell>
          <table:table-cell table:style-name="ce1" office:value-type="string">
            <text:p>70 rue de Montgeron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BRUNOY</text:p>
          </table:table-cell>
          <table:table-cell table:style-name="ce1" office:value-type="string">
            <text:p>01 60 47 99 99</text:p>
            <text:p/>
          </table:table-cell>
          <table:table-cell table:style-name="ce1" office:value-type="string">
            <text:p>01 60 46 22 21</text:p>
            <text:p/>
          </table:table-cell>
          <table:table-cell table:style-name="ce1" office:value-type="string">
            <text:p><text:a xlink:href="mailto:0911746D@ac-versailles.fr">0911746D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<text:s/>GEORGES</text:p>
          </table:table-cell>
          <table:table-cell office:value-type="string">
            <text:p>Laurent</text:p>
          </table:table-cell>
          <table:table-cell office:value-type="string">
            <text:p>stp91.direction@saint-pierre91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1745C</text:p>
          </table:table-cell>
          <table:table-cell table:style-name="ce1" office:value-type="string">
            <text:p>ST CHARLES</text:p>
          </table:table-cell>
          <table:table-cell table:style-name="ce1" office:value-type="string">
            <text:p>2 rue Geneviève Anthonioz de Gaulle </text:p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ATHIS MONS</text:p>
          </table:table-cell>
          <table:table-cell table:style-name="ce1" office:value-type="string">
            <text:p>01 60 48 71 11</text:p>
            <text:p/>
          </table:table-cell>
          <table:table-cell table:style-name="ce1" office:value-type="string">
            <text:p>01 69 38 48 45</text:p>
            <text:p/>
          </table:table-cell>
          <table:table-cell table:style-name="ce1" office:value-type="string">
            <text:p><text:a xlink:href="mailto:0911745c@ac-versailles.fr">0911745c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<text:s/>LALAGUE</text:p>
          </table:table-cell>
          <table:table-cell office:value-type="string">
            <text:p>Patrick</text:p>
          </table:table-cell>
          <table:table-cell table:style-name="ce14" office:value-type="string">
            <text:p><text:a xlink:href="mailto:plalague@scharles.net">plalague@scharles.net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1751J</text:p>
          </table:table-cell>
          <table:table-cell table:style-name="ce1" office:value-type="string">
            <text:p>SACRE COEUR</text:p>
          </table:table-cell>
          <table:table-cell table:style-name="ce1" office:value-type="string">
            <text:p>Passage de Graville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LA VILLE DU BOIS</text:p>
          </table:table-cell>
          <table:table-cell table:style-name="ce1" office:value-type="string">
            <text:p>01 69 01 06 12</text:p>
            <text:p/>
          </table:table-cell>
          <table:table-cell table:style-name="ce1" office:value-type="string">
            <text:p>01 69 01 77 37</text:p>
            <text:p/>
          </table:table-cell>
          <table:table-cell table:style-name="ce1" office:value-type="string">
            <text:p><text:a xlink:href="mailto:0911751J@ac-versailles.fr">0911751J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<text:s/>MAILLARD</text:p>
          </table:table-cell>
          <table:table-cell office:value-type="string">
            <text:p>Jean Claude</text:p>
          </table:table-cell>
          <table:table-cell office:value-type="string">
            <text:p>direction@isc.vdb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2342B</text:p>
          </table:table-cell>
          <table:table-cell table:style-name="ce1" office:value-type="string">
            <text:p>LYCEE LA SALLE IGNY</text:p>
          </table:table-cell>
          <table:table-cell table:style-name="ce1" office:value-type="string">
            <text:p>10 avenue de la Division Leclerc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IGNY</text:p>
          </table:table-cell>
          <table:table-cell table:style-name="ce1" office:value-type="string">
            <text:p>01 69 35 15 00</text:p>
            <text:p/>
          </table:table-cell>
          <table:table-cell table:style-name="ce1"/>
          <table:table-cell table:style-name="ce1" office:value-type="string">
            <text:p><text:a xlink:href="mailto:accueil@lasalleigny.fr">accueil@lasalleigny.fr</text:a></text:p>
          </table:table-cell>
          <table:table-cell table:style-name="ce1" office:value-type="string">
            <text:p>Lycée Général</text:p>
          </table:table-cell>
          <table:table-cell table:style-name="ce4" office:value-type="string">
            <text:p>Frère Vincent de l'Eglise</text:p>
          </table:table-cell>
          <table:table-cell/>
          <table:table-cell table:style-name="ce17" office:value-type="string">
            <text:p><text:a xlink:href="mailto:fvdl@lasalleigny.fr">fvdl@lasalleigny.fr
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2321D</text:p>
          </table:table-cell>
          <table:table-cell table:style-name="ce1" office:value-type="string">
            <text:p>SAINT MARTIN</text:p>
          </table:table-cell>
          <table:table-cell table:style-name="ce1" office:value-type="string">
            <text:p>36 avenue du 8 Mai 1945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PALAISEAU</text:p>
          </table:table-cell>
          <table:table-cell table:style-name="ce1" office:value-type="string">
            <text:p>01 69 31 51 00</text:p>
            <text:p/>
          </table:table-cell>
          <table:table-cell table:style-name="ce1" office:value-type="string">
            <text:p>01 69 31 51 09</text:p>
            <text:p/>
          </table:table-cell>
          <table:table-cell table:style-name="ce1" office:value-type="string">
            <text:p><text:a xlink:href="mailto:pievoleuse@institution-saintmartin.fr">pievoleuse@institution-saintmartin.fr</text:a></text:p>
          </table:table-cell>
          <table:table-cell table:style-name="ce1" office:value-type="string">
            <text:p>Lycée Polyvalent</text:p>
          </table:table-cell>
          <table:table-cell table:style-name="ce4" office:value-type="string">
            <text:p><text:s/>GOURGUES</text:p>
          </table:table-cell>
          <table:table-cell office:value-type="string">
            <text:p>Christophe</text:p>
          </table:table-cell>
          <table:table-cell table:style-name="ce16" office:value-type="string">
            <text:p><text:a xlink:href="mailto:cgourgues@institution-saintmartin.fr">cgourgues@institution-saintmartin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43X</text:p>
          </table:table-cell>
          <table:table-cell table:style-name="ce1" office:value-type="string">
            <text:p>ST PIERRE</text:p>
          </table:table-cell>
          <table:table-cell table:style-name="ce1" office:value-type="string">
            <text:p>70 rue de Montgeron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BRUNOY CEDEX</text:p>
          </table:table-cell>
          <table:table-cell table:style-name="ce1" office:value-type="string">
            <text:p>01 60 47 99 99</text:p>
            <text:p/>
          </table:table-cell>
          <table:table-cell table:style-name="ce1" office:value-type="string">
            <text:p>01 60 47 99 98</text:p>
            <text:p/>
          </table:table-cell>
          <table:table-cell table:style-name="ce1" office:value-type="string">
            <text:p><text:a xlink:href="mailto:communication@saint-pierre91.org">communication@saint-pierre91.org</text:a></text:p>
          </table:table-cell>
          <table:table-cell table:style-name="ce1" office:value-type="string">
            <text:p>Lycée Polyvalent</text:p>
          </table:table-cell>
          <table:table-cell table:style-name="ce4" office:value-type="string">
            <text:p><text:s/>GEORGES</text:p>
          </table:table-cell>
          <table:table-cell office:value-type="string">
            <text:p>Laurent</text:p>
          </table:table-cell>
          <table:table-cell office:value-type="string">
            <text:p>stp91.direction@saint-pierre91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30H</text:p>
          </table:table-cell>
          <table:table-cell table:style-name="ce1" office:value-type="string">
            <text:p>NOTRE DAME</text:p>
          </table:table-cell>
          <table:table-cell table:style-name="ce1" office:value-type="string">
            <text:p>2 place Rouffy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DRAVEIL</text:p>
          </table:table-cell>
          <table:table-cell table:style-name="ce1" office:value-type="string">
            <text:p>01 69 03 70 47</text:p>
            <text:p/>
          </table:table-cell>
          <table:table-cell table:style-name="ce1" office:value-type="string">
            <text:p>01 69 40 85 84</text:p>
            <text:p/>
          </table:table-cell>
          <table:table-cell table:style-name="ce1" office:value-type="string">
            <text:p><text:a xlink:href="mailto:0910830H@ac-versailles.fr">0910830H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<text:s/>BOUSQUET</text:p>
          </table:table-cell>
          <table:table-cell office:value-type="string">
            <text:p><text:s/>Anne Marie</text:p>
          </table:table-cell>
          <table:table-cell office:value-type="string">
            <text:p>notredame.bousquet@orange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08J</text:p>
          </table:table-cell>
          <table:table-cell table:style-name="ce1" office:value-type="string">
            <text:p>ST CHARLES</text:p>
          </table:table-cell>
          <table:table-cell table:style-name="ce1" office:value-type="string">
            <text:p>2 rue G Anthonioz de Gaulle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ATHIS MONS</text:p>
          </table:table-cell>
          <table:table-cell table:style-name="ce1" office:value-type="string">
            <text:p>01 60 48 71 00</text:p>
            <text:p/>
          </table:table-cell>
          <table:table-cell table:style-name="ce1" office:value-type="string">
            <text:p>01 69 38 48 45</text:p>
            <text:p/>
          </table:table-cell>
          <table:table-cell table:style-name="ce1" office:value-type="string">
            <text:p><text:a xlink:href="mailto:lycee@scharles.net">lycee@scharles.net</text:a></text:p>
          </table:table-cell>
          <table:table-cell table:style-name="ce1" office:value-type="string">
            <text:p>Lycée Général et Technologique</text:p>
          </table:table-cell>
          <table:table-cell table:style-name="ce4" office:value-type="string">
            <text:p><text:s/>LALAGUE</text:p>
          </table:table-cell>
          <table:table-cell office:value-type="string">
            <text:p>Patrick</text:p>
          </table:table-cell>
          <table:table-cell office:value-type="string">
            <text:p>plalague@scharles.net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23A</text:p>
          </table:table-cell>
          <table:table-cell table:style-name="ce1" office:value-type="string">
            <text:p>ILE DE FRANCE</text:p>
          </table:table-cell>
          <table:table-cell table:style-name="ce1" office:value-type="string">
            <text:p>7 rue du Baron de Nivière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VILLEBON SUR YVETTE</text:p>
          </table:table-cell>
          <table:table-cell table:style-name="ce1" office:value-type="string">
            <text:p>01 60 10 16 46</text:p>
            <text:p/>
          </table:table-cell>
          <table:table-cell table:style-name="ce1" office:value-type="string">
            <text:p>01 60 10 54 38</text:p>
            <text:p/>
          </table:table-cell>
          <table:table-cell table:style-name="ce1" office:value-type="string">
            <text:p><text:a xlink:href="mailto:idf.villebon@wanadoo.fr">idf.villebon@wanadoo.fr</text:a></text:p>
          </table:table-cell>
          <table:table-cell table:style-name="ce1" office:value-type="string">
            <text:p>Lycée Général et Technologique</text:p>
          </table:table-cell>
          <table:table-cell table:style-name="ce6" office:value-type="string">
            <text:p><text:s/>BEUGRAS </text:p>
          </table:table-cell>
          <table:table-cell office:value-type="string">
            <text:p>Pierre Henri</text:p>
          </table:table-cell>
          <table:table-cell office:value-type="string">
            <text:p>idf.villebon@wanadoo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1749G</text:p>
          </table:table-cell>
          <table:table-cell table:style-name="ce1" office:value-type="string">
            <text:p>CRS SECONDAIRE D'ORSAY</text:p>
          </table:table-cell>
          <table:table-cell table:style-name="ce1" office:value-type="string">
            <text:p>11 rue de Courtaboeuf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ORSAY</text:p>
          </table:table-cell>
          <table:table-cell table:style-name="ce1" office:value-type="string">
            <text:p>01 69 28 43 72</text:p>
            <text:p/>
          </table:table-cell>
          <table:table-cell table:style-name="ce1" office:value-type="string">
            <text:p>01 69 28 93 40</text:p>
            <text:p/>
          </table:table-cell>
          <table:table-cell table:style-name="ce1" office:value-type="string">
            <text:p><text:a xlink:href="mailto:0911749G@ac-versailles.fr">0911749G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<text:s/>AUTIN</text:p>
          </table:table-cell>
          <table:table-cell office:value-type="string">
            <text:p>Claire</text:p>
          </table:table-cell>
          <table:table-cell table:style-name="ce14" office:value-type="string">
            <text:p><text:a xlink:href="mailto:direction.cso@orange.fr">direction.cso@orang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15S</text:p>
          </table:table-cell>
          <table:table-cell table:style-name="ce1" office:value-type="string">
            <text:p>JEANNE D'ARC</text:p>
          </table:table-cell>
          <table:table-cell table:style-name="ce1" office:value-type="string">
            <text:p>11 boulevard Henri IV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ETAMPES </text:p>
          </table:table-cell>
          <table:table-cell table:style-name="ce1" office:value-type="string">
            <text:p>01 69 16 14 40</text:p>
            <text:p/>
          </table:table-cell>
          <table:table-cell table:style-name="ce1" office:value-type="string">
            <text:p>01 69 92 07 41</text:p>
            <text:p/>
          </table:table-cell>
          <table:table-cell table:style-name="ce1" office:value-type="string">
            <text:p><text:a xlink:href="mailto:contact@jeannedarc-etampes.fr">contact@jeannedarc-etampes.fr</text:a></text:p>
          </table:table-cell>
          <table:table-cell table:style-name="ce1" office:value-type="string">
            <text:p>Lycée Général</text:p>
          </table:table-cell>
          <table:table-cell table:style-name="ce4" office:value-type="string">
            <text:p><text:s/>DUBOIS</text:p>
          </table:table-cell>
          <table:table-cell office:value-type="string">
            <text:p>Thierry</text:p>
          </table:table-cell>
          <table:table-cell office:value-type="string">
            <text:p>thierry.dubois@jeannedarc-etampes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2117G</text:p>
          </table:table-cell>
          <table:table-cell table:style-name="ce1" office:value-type="string">
            <text:p>NOTRE DAME DE SION</text:p>
          </table:table-cell>
          <table:table-cell table:style-name="ce1" office:value-type="string">
            <text:p>1 avenue Ratisbonne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EVRY </text:p>
          </table:table-cell>
          <table:table-cell table:style-name="ce1" office:value-type="string">
            <text:p>01 69 47 32 32</text:p>
            <text:p/>
          </table:table-cell>
          <table:table-cell table:style-name="ce1" office:value-type="string">
            <text:p>01 69 47 32 33</text:p>
            <text:p/>
          </table:table-cell>
          <table:table-cell table:style-name="ce1" office:value-type="string">
            <text:p><text:a xlink:href="mailto:direction@sion91.fr">direction@sion91.fr</text:a></text:p>
          </table:table-cell>
          <table:table-cell table:style-name="ce1" office:value-type="string">
            <text:p>Lycée Polyvalent</text:p>
          </table:table-cell>
          <table:table-cell office:value-type="string">
            <text:p>BATHILDE</text:p>
          </table:table-cell>
          <table:table-cell office:value-type="string">
            <text:p>Sandrine</text:p>
          </table:table-cell>
          <table:table-cell table:style-name="ce14" office:value-type="string">
            <text:p><text:a xlink:href="mailto:direction@sion91.fr">direction@sion91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20X</text:p>
          </table:table-cell>
          <table:table-cell table:style-name="ce1" office:value-type="string">
            <text:p>SAINT-MARTIN</text:p>
          </table:table-cell>
          <table:table-cell table:style-name="ce1" office:value-type="string">
            <text:p>Avenue du 8 Mai 1945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PALAISEAU</text:p>
          </table:table-cell>
          <table:table-cell table:style-name="ce1" office:value-type="string">
            <text:p>01 69 31 51 00</text:p>
            <text:p/>
          </table:table-cell>
          <table:table-cell table:style-name="ce1" office:value-type="string">
            <text:p>01 60 10 39 76</text:p>
            <text:p/>
          </table:table-cell>
          <table:table-cell table:style-name="ce1" office:value-type="string">
            <text:p><text:a xlink:href="mailto:0910820X@ac-versailles.fr">0910820X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<text:s/>GOURGUES</text:p>
          </table:table-cell>
          <table:table-cell office:value-type="string">
            <text:p>Christophe</text:p>
          </table:table-cell>
          <table:table-cell table:style-name="ce16" office:value-type="string">
            <text:p><text:a xlink:href="mailto:cgourgues@institution-saintmartin.fr">cgourgues@institution-saintmartin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17U</text:p>
          </table:table-cell>
          <table:table-cell table:style-name="ce1" office:value-type="string">
            <text:p>COLLEGE SAINTE THERESE</text:p>
          </table:table-cell>
          <table:table-cell table:style-name="ce1" office:value-type="string">
            <text:p>5 rue de l'Ancienne Eglise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MONTGERON</text:p>
          </table:table-cell>
          <table:table-cell table:style-name="ce1" office:value-type="string">
            <text:p>01 69 03 39 91</text:p>
            <text:p/>
          </table:table-cell>
          <table:table-cell table:style-name="ce1" office:value-type="string">
            <text:p>01 69 42 95 03</text:p>
            <text:p/>
          </table:table-cell>
          <table:table-cell table:style-name="ce1" office:value-type="string">
            <text:p><text:a xlink:href="mailto:0910817U@ac-versailles.fr">0910817U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BARBIER</text:p>
          </table:table-cell>
          <table:table-cell office:value-type="string">
            <text:p>Valérie </text:p>
          </table:table-cell>
          <table:table-cell table:style-name="ce16" office:value-type="string">
            <text:p><text:a xlink:href="mailto:valeriebarbier@free.fr">valeriebarbier@fre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19W</text:p>
          </table:table-cell>
          <table:table-cell table:style-name="ce1" office:value-type="string">
            <text:p>CRS SECONDAIRE D'ORSAY</text:p>
          </table:table-cell>
          <table:table-cell table:style-name="ce1" office:value-type="string">
            <text:p>11 rue de Courtaboeuf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ORSAY</text:p>
          </table:table-cell>
          <table:table-cell table:style-name="ce1" office:value-type="string">
            <text:p>01 69 28 43 72</text:p>
            <text:p/>
          </table:table-cell>
          <table:table-cell table:style-name="ce1" office:value-type="string">
            <text:p>01 69 28 24 25</text:p>
            <text:p/>
          </table:table-cell>
          <table:table-cell table:style-name="ce1" office:value-type="string">
            <text:p><text:a xlink:href="mailto:csorsay@wanadoo.fr">csorsay@wanadoo.fr</text:a></text:p>
          </table:table-cell>
          <table:table-cell table:style-name="ce1" office:value-type="string">
            <text:p>Lycée Général</text:p>
          </table:table-cell>
          <table:table-cell table:style-name="ce4" office:value-type="string">
            <text:p><text:s/>AUTIN</text:p>
          </table:table-cell>
          <table:table-cell office:value-type="string">
            <text:p>Claire</text:p>
          </table:table-cell>
          <table:table-cell table:style-name="ce14" office:value-type="string">
            <text:p><text:a xlink:href="mailto:direction.cso@orange.fr">direction.cso@orang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29G</text:p>
          </table:table-cell>
          <table:table-cell table:style-name="ce1" office:value-type="string">
            <text:p>ST SPIRE</text:p>
          </table:table-cell>
          <table:table-cell table:style-name="ce1" office:value-type="string">
            <text:p>7 rue de la Quarantaine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CORBEIL ESSONNES</text:p>
          </table:table-cell>
          <table:table-cell table:style-name="ce1" office:value-type="string">
            <text:p>01 64 96 05 54</text:p>
            <text:p/>
          </table:table-cell>
          <table:table-cell table:style-name="ce1" office:value-type="string">
            <text:p>01 60 89 34 50</text:p>
            <text:p/>
          </table:table-cell>
          <table:table-cell table:style-name="ce1" office:value-type="string">
            <text:p><text:a xlink:href="mailto:0910829G@ac-versailles.fr">0910829G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<text:s/>DELORMEL</text:p>
          </table:table-cell>
          <table:table-cell office:value-type="string">
            <text:p>Corine</text:p>
          </table:table-cell>
          <table:table-cell table:style-name="ce14" office:value-type="string">
            <text:p><text:a xlink:href="mailto:college.saintspire@wanadoo.fr">college.saintspire@wanadoo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0831J</text:p>
          </table:table-cell>
          <table:table-cell table:style-name="ce1" office:value-type="string">
            <text:p>Lycée LaSalle Igny</text:p>
          </table:table-cell>
          <table:table-cell table:style-name="ce1" office:value-type="string">
            <text:p>10 avenue de la Division Leclerc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IGNY</text:p>
          </table:table-cell>
          <table:table-cell table:style-name="ce1" office:value-type="string">
            <text:p>01 69 35 15 00</text:p>
            <text:p/>
          </table:table-cell>
          <table:table-cell table:style-name="ce1"/>
          <table:table-cell table:style-name="ce1" office:value-type="string">
            <text:p><text:tab/></text:p>
            <text:p><text:a xlink:href="mailto:accueil@lasalleigny.fr">accueil@lasalleigny.fr</text:a></text:p>
          </table:table-cell>
          <table:table-cell table:style-name="ce1" office:value-type="string">
            <text:p>Lycée Général - Lycée Technologique et Professionnel Agricole</text:p>
          </table:table-cell>
          <table:table-cell table:style-name="ce4" office:value-type="string">
            <text:p>Frère Vincent de l'Eglise</text:p>
          </table:table-cell>
          <table:table-cell/>
          <table:table-cell table:style-name="ce18" office:value-type="string">
            <text:p>fvdl@lasalleigny.fr</text:p>
            <text:p>direction@lasalleigny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1015J</text:p>
          </table:table-cell>
          <table:table-cell table:style-name="ce1" office:value-type="string">
            <text:p>JEANNE D'ARC</text:p>
          </table:table-cell>
          <table:table-cell table:style-name="ce1" office:value-type="string">
            <text:p>26 rue d'Etampes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DOURDAN</text:p>
          </table:table-cell>
          <table:table-cell table:style-name="ce1" office:value-type="string">
            <text:p>01 64 59 72 14</text:p>
            <text:p/>
          </table:table-cell>
          <table:table-cell table:style-name="ce1" office:value-type="string">
            <text:p>01 64 59 87 75</text:p>
            <text:p/>
          </table:table-cell>
          <table:table-cell table:style-name="ce1" office:value-type="string">
            <text:p><text:a xlink:href="mailto:0911015J@ac-versailles.fr">0911015J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<text:s/>HEBERT</text:p>
          </table:table-cell>
          <table:table-cell office:value-type="string">
            <text:p>Cédric</text:p>
          </table:table-cell>
          <table:table-cell office:value-type="string">
            <text:p>c.hebert@ispdourdan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1747E</text:p>
          </table:table-cell>
          <table:table-cell table:style-name="ce1" office:value-type="string">
            <text:p>JEANNE D'ARC</text:p>
          </table:table-cell>
          <table:table-cell table:style-name="ce1" office:value-type="string">
            <text:p>11 boulevard Henri IV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ETAMPES</text:p>
          </table:table-cell>
          <table:table-cell table:style-name="ce1" office:value-type="string">
            <text:p>01 69 16 14 40</text:p>
            <text:p/>
          </table:table-cell>
          <table:table-cell table:style-name="ce1" office:value-type="string">
            <text:p>01 69 92 07 41</text:p>
            <text:p/>
          </table:table-cell>
          <table:table-cell table:style-name="ce1" office:value-type="string">
            <text:p><text:a xlink:href="mailto:0911747E@ac-versailles.fr">0911747E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<text:s/>DUBOIS</text:p>
          </table:table-cell>
          <table:table-cell office:value-type="string">
            <text:p>Thierry</text:p>
          </table:table-cell>
          <table:table-cell office:value-type="string">
            <text:p>thierry.dubois@jeannedarc-etampes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1750H</text:p>
          </table:table-cell>
          <table:table-cell table:style-name="ce1" office:value-type="string">
            <text:p>ILE DE FRANCE</text:p>
          </table:table-cell>
          <table:table-cell table:style-name="ce1" office:value-type="string">
            <text:p>Rue du Baron de Nivière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VILLEBON SUR YVETTE</text:p>
          </table:table-cell>
          <table:table-cell table:style-name="ce1" office:value-type="string">
            <text:p>01 60 10 16 46</text:p>
            <text:p/>
          </table:table-cell>
          <table:table-cell table:style-name="ce1" office:value-type="string">
            <text:p>01 60 10 54 38</text:p>
            <text:p/>
          </table:table-cell>
          <table:table-cell table:style-name="ce1" office:value-type="string">
            <text:p><text:a xlink:href="mailto:0911750H@ac-versailles.fr">0911750H@ac-versailles.fr</text:a></text:p>
          </table:table-cell>
          <table:table-cell table:style-name="ce1" office:value-type="string">
            <text:p>Collège</text:p>
          </table:table-cell>
          <table:table-cell table:style-name="ce6" office:value-type="string">
            <text:p><text:s/>BEUGRAS </text:p>
          </table:table-cell>
          <table:table-cell office:value-type="string">
            <text:p>Pierre Henri</text:p>
          </table:table-cell>
          <table:table-cell office:value-type="string">
            <text:p>idf.villebon@wanadoo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1824N</text:p>
          </table:table-cell>
          <table:table-cell table:style-name="ce1" office:value-type="string">
            <text:p>COLLEGE LA SALLE IGNY</text:p>
          </table:table-cell>
          <table:table-cell table:style-name="ce1" office:value-type="string">
            <text:p>10 avenue de la Division Leclerc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IGNY</text:p>
          </table:table-cell>
          <table:table-cell table:style-name="ce1" office:value-type="string">
            <text:p>01 69 41 08 01</text:p>
            <text:p/>
          </table:table-cell>
          <table:table-cell table:style-name="ce1" office:value-type="string">
            <text:p>01 69 41 35 45</text:p>
            <text:p/>
          </table:table-cell>
          <table:table-cell table:style-name="ce1" office:value-type="string">
            <text:p><text:a xlink:href="mailto:0911824N@ac-versailles.fr">0911824N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Frère Vincent de l'Eglise</text:p>
          </table:table-cell>
          <table:table-cell/>
          <table:table-cell table:style-name="ce18" office:value-type="string">
            <text:p>fvdl@lasalleigny.fr</text:p>
            <text:p>direction@lasalleigny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ESSONNE</text:p>
          </table:table-cell>
          <table:table-cell table:style-name="ce1" office:value-type="string">
            <text:p>0912384X</text:p>
          </table:table-cell>
          <table:table-cell table:style-name="ce1" office:value-type="string">
            <text:p>Jeanne d'Arc</text:p>
          </table:table-cell>
          <table:table-cell table:style-name="ce1" office:value-type="string">
            <text:p>31 rue Alfred Leblanc</text:p>
            <text:p/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BRETIGNY SUR ORGE </text:p>
          </table:table-cell>
          <table:table-cell table:style-name="ce1" office:value-type="string">
            <text:p>01 60 84 11 24</text:p>
            <text:p/>
          </table:table-cell>
          <table:table-cell table:style-name="ce1" office:value-type="string">
            <text:p>01 60 85 00 21</text:p>
            <text:p/>
          </table:table-cell>
          <table:table-cell table:style-name="ce1" office:value-type="string">
            <text:p><text:a xlink:href="mailto:0912384X@ac-versailles.fr">0912384X@ac-versailles.fr</text:a></text:p>
          </table:table-cell>
          <table:table-cell table:style-name="ce1" office:value-type="string">
            <text:p>Lycée Général</text:p>
          </table:table-cell>
          <table:table-cell table:style-name="ce4" office:value-type="string">
            <text:p><text:s/>FUSIER</text:p>
          </table:table-cell>
          <table:table-cell office:value-type="string">
            <text:p>Sandrine</text:p>
          </table:table-cell>
          <table:table-cell office:value-type="string">
            <text:p>jda.ce.bretigny@gmail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889S</text:p>
          </table:table-cell>
          <table:table-cell table:style-name="ce1" office:value-type="string">
            <text:p>LYCEE SAINTE-GENEVIEVE</text:p>
          </table:table-cell>
          <table:table-cell table:style-name="ce1" office:value-type="string">
            <text:p>19 rue de la Station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ASNIERES SUR SEINE</text:p>
          </table:table-cell>
          <table:table-cell table:style-name="ce1" office:value-type="string">
            <text:p>01 47 93 05 28</text:p>
            <text:p/>
          </table:table-cell>
          <table:table-cell table:style-name="ce1" office:value-type="string">
            <text:p>01 47 91 28 75</text:p>
            <text:p/>
          </table:table-cell>
          <table:table-cell table:style-name="ce1" office:value-type="string">
            <text:p>institution@saintegenevieve-asnieres.com</text:p>
            <text:p/>
          </table:table-cell>
          <table:table-cell table:style-name="ce1" office:value-type="string">
            <text:p>Lycée Général</text:p>
          </table:table-cell>
          <table:table-cell office:value-type="string">
            <text:p>de PONNAT</text:p>
          </table:table-cell>
          <table:table-cell office:value-type="string">
            <text:p>Ségolène</text:p>
          </table:table-cell>
          <table:table-cell table:style-name="ce16" office:value-type="string">
            <text:p><text:a xlink:href="mailto:sdeponnat@saintegenevieve-asnieres.com">sdeponnat@saintegenevieve-asnieres.com </text:a>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003R</text:p>
          </table:table-cell>
          <table:table-cell table:style-name="ce1" office:value-type="string">
            <text:p>LA SALLE - SAINT NICOLAS</text:p>
          </table:table-cell>
          <table:table-cell table:style-name="ce1" office:value-type="string">
            <text:p>19 rue Victor Hugo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ISSY LES MOULINEAUX </text:p>
          </table:table-cell>
          <table:table-cell table:style-name="ce1" office:value-type="string">
            <text:p>01 41 46 15 15</text:p>
            <text:p/>
          </table:table-cell>
          <table:table-cell table:style-name="ce1" office:value-type="string">
            <text:p>01 40 93 50 90</text:p>
            <text:p/>
          </table:table-cell>
          <table:table-cell table:style-name="ce1" office:value-type="string">
            <text:p><text:a xlink:href="mailto:0921003R@ac-versailles.fr">0921003R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QUINTON</text:p>
          </table:table-cell>
          <table:table-cell office:value-type="string">
            <text:p>Michel</text:p>
          </table:table-cell>
          <table:table-cell table:style-name="ce16" office:value-type="string">
            <text:p><text:a xlink:href="mailto:francois.tribout@st-nicolas.org">quinton@st-nicolas.org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07L</text:p>
          </table:table-cell>
          <table:table-cell table:style-name="ce1" office:value-type="string">
            <text:p>SOPHIE BARAT</text:p>
          </table:table-cell>
          <table:table-cell table:style-name="ce1" office:value-type="string">
            <text:p>50 rue des Grillons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CHATENAY MALABRY</text:p>
          </table:table-cell>
          <table:table-cell table:style-name="ce1" office:value-type="string">
            <text:p>01 41 13 47 00</text:p>
            <text:p/>
          </table:table-cell>
          <table:table-cell table:style-name="ce1" office:value-type="string">
            <text:p>01 41 13 47 05</text:p>
            <text:p/>
          </table:table-cell>
          <table:table-cell table:style-name="ce1" office:value-type="string">
            <text:p><text:a xlink:href="mailto:inscriptions.lycee@sophie-barat.net">inscriptions.lycee@sophie-barat.net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JACQUOT</text:p>
          </table:table-cell>
          <table:table-cell office:value-type="string">
            <text:p>Eric</text:p>
          </table:table-cell>
          <table:table-cell table:style-name="ce16" office:value-type="string">
            <text:p><text:a xlink:href="mailto:directeur.2d@sophie-barat.net">directeur.2d@sophie-barat.net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06X</text:p>
          </table:table-cell>
          <table:table-cell table:style-name="ce1" office:value-type="string">
            <text:p>SOPHIE BARAT</text:p>
          </table:table-cell>
          <table:table-cell table:style-name="ce1" office:value-type="string">
            <text:p>50 rue des Grillons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CHATENAY MALABRY</text:p>
          </table:table-cell>
          <table:table-cell table:style-name="ce1" office:value-type="string">
            <text:p>01 41 13 47 00</text:p>
            <text:p/>
          </table:table-cell>
          <table:table-cell table:style-name="ce1" office:value-type="string">
            <text:p>01 40 91 05 07</text:p>
            <text:p/>
          </table:table-cell>
          <table:table-cell table:style-name="ce1" office:value-type="string">
            <text:p><text:a xlink:href="mailto:0921906X@ac-versailles.fr">0921906X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JACQUOT</text:p>
          </table:table-cell>
          <table:table-cell office:value-type="string">
            <text:p>Eric</text:p>
          </table:table-cell>
          <table:table-cell table:style-name="ce16" office:value-type="string">
            <text:p><text:a xlink:href="mailto:directeur.2d@sophie-barat.net">directeur.2d@sophie-barat.net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02T</text:p>
          </table:table-cell>
          <table:table-cell table:style-name="ce1" office:value-type="string">
            <text:p>COLLEGE SAINTE-GENEVIEVE</text:p>
          </table:table-cell>
          <table:table-cell table:style-name="ce1" office:value-type="string">
            <text:p>19 rue de la Station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ASNIERES SUR SEINE</text:p>
          </table:table-cell>
          <table:table-cell table:style-name="ce1" office:value-type="string">
            <text:p>01 47 93 05 28</text:p>
            <text:p/>
          </table:table-cell>
          <table:table-cell table:style-name="ce1" office:value-type="string">
            <text:p>01 47 91 28 75</text:p>
            <text:p/>
          </table:table-cell>
          <table:table-cell table:style-name="ce1" office:value-type="string">
            <text:p><text:a xlink:href="mailto:0921902T@ac-versailles.fr">0921902T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de PONNAT</text:p>
          </table:table-cell>
          <table:table-cell office:value-type="string">
            <text:p>Ségolène</text:p>
          </table:table-cell>
          <table:table-cell office:value-type="string">
            <text:p>sdeponnat@saintegenevieve-asnieres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007V</text:p>
          </table:table-cell>
          <table:table-cell table:style-name="ce1" office:value-type="string">
            <text:p>ST JUSTIN</text:p>
          </table:table-cell>
          <table:table-cell table:style-name="ce1" office:value-type="string">
            <text:p>74 rue Edouard Vaillant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LEVALLOIS PERRET</text:p>
          </table:table-cell>
          <table:table-cell table:style-name="ce1" office:value-type="string">
            <text:p>01 47 37 68 26</text:p>
            <text:p/>
          </table:table-cell>
          <table:table-cell table:style-name="ce1" office:value-type="string">
            <text:p>01 47 37 33 54</text:p>
            <text:p/>
          </table:table-cell>
          <table:table-cell table:style-name="ce1" office:value-type="string">
            <text:p><text:a xlink:href="mailto:0921007V@ac-versailles.fr">0921007V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ROUYERE</text:p>
          </table:table-cell>
          <table:table-cell office:value-type="string">
            <text:p>Marie</text:p>
          </table:table-cell>
          <table:table-cell table:style-name="ce16" office:value-type="string">
            <text:p><text:a xlink:href="mailto:m.rouyere@stemarie-stjustin.fr"> m.rouyere@stemarie-stjustin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12D</text:p>
          </table:table-cell>
          <table:table-cell table:style-name="ce1" office:value-type="string">
            <text:p>Collège Ste Marie de Neuilly</text:p>
          </table:table-cell>
          <table:table-cell table:style-name="ce1" office:value-type="string">
            <text:p>24 boulevard Victor Hugo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NEUILLY SUR SEINE</text:p>
          </table:table-cell>
          <table:table-cell table:style-name="ce1" office:value-type="string">
            <text:p>01 47 57 58 58</text:p>
            <text:p/>
          </table:table-cell>
          <table:table-cell table:style-name="ce1" office:value-type="string">
            <text:p>01 47 57 35 19</text:p>
            <text:p/>
          </table:table-cell>
          <table:table-cell table:style-name="ce1" office:value-type="string">
            <text:p><text:span text:style-name="T1"><text:a xlink:href="mailto:0921912D@ac-versailles.fr">0921912D@ac-versailles.fr</text:a></text:span></text:p>
          </table:table-cell>
          <table:table-cell table:style-name="ce1" office:value-type="string">
            <text:p>Collège</text:p>
          </table:table-cell>
          <table:table-cell office:value-type="string">
            <text:p>DESBARRIERES</text:p>
          </table:table-cell>
          <table:table-cell office:value-type="string">
            <text:p>Chantal</text:p>
          </table:table-cell>
          <table:table-cell table:style-name="ce16" office:value-type="string">
            <text:p><text:a xlink:href="mailto:chantal.desbarrieres@saintemariedeneuilly.fr">chantal.desbarrieres@saintemariedeneuilly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2731U</text:p>
          </table:table-cell>
          <table:table-cell table:style-name="ce1" office:value-type="string">
            <text:p>Bienheureux Charles de Foucauld</text:p>
          </table:table-cell>
          <table:table-cell table:style-name="ce1" office:value-type="string">
            <text:p>7 rue Edgar Quinet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PUTEAUX</text:p>
          </table:table-cell>
          <table:table-cell table:style-name="ce1" office:value-type="string">
            <text:p>01 47 45 46 33</text:p>
            <text:p/>
          </table:table-cell>
          <table:table-cell table:style-name="ce1" office:value-type="string">
            <text:p>01 49 06 18 11</text:p>
            <text:p/>
          </table:table-cell>
          <table:table-cell table:style-name="ce1" office:value-type="string">
            <text:p><text:a xlink:href="mailto:spsjneuilly@spsj.fr">spsjneuilly@spsj.fr</text:a></text:p>
          </table:table-cell>
          <table:table-cell table:style-name="ce1" office:value-type="string">
            <text:p>Collège</text:p>
          </table:table-cell>
          <table:table-cell office:value-type="string">
            <text:p>BOSCHET</text:p>
          </table:table-cell>
          <table:table-cell office:value-type="string">
            <text:p>Adrien</text:p>
          </table:table-cell>
          <table:table-cell office:value-type="string">
            <text:p>direction@bcdfputeaux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875B</text:p>
          </table:table-cell>
          <table:table-cell table:style-name="ce1" office:value-type="string">
            <text:p>Lycée Ste Marie de Neuilly</text:p>
          </table:table-cell>
          <table:table-cell table:style-name="ce1" office:value-type="string">
            <text:p>24 boulevard Victor Hugo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NEUILLY SUR SEINE</text:p>
          </table:table-cell>
          <table:table-cell table:style-name="ce1" office:value-type="string">
            <text:p>01 47 57 58 58</text:p>
            <text:p/>
          </table:table-cell>
          <table:table-cell table:style-name="ce1" office:value-type="string">
            <text:p>01 47 57 42 47</text:p>
            <text:p/>
          </table:table-cell>
          <table:table-cell table:style-name="ce1" office:value-type="string">
            <text:p><text:a xlink:href="mailto:secretariat.direction@saintemariedeneuilly.fr">secretariat.direction@saintemariedeneuilly.fr</text:a></text:p>
            <text:p/>
          </table:table-cell>
          <table:table-cell table:style-name="ce1" office:value-type="string">
            <text:p>Lycée Général</text:p>
          </table:table-cell>
          <table:table-cell office:value-type="string">
            <text:p>DESBARRIERES</text:p>
          </table:table-cell>
          <table:table-cell office:value-type="string">
            <text:p>Chantal</text:p>
          </table:table-cell>
          <table:table-cell table:style-name="ce16" office:value-type="string">
            <text:p><text:a xlink:href="mailto:chantal.desbarrieres@saintemariedeneuilly.fr">chantal.desbarrieres@saintemariedeneuilly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07Y</text:p>
          </table:table-cell>
          <table:table-cell table:style-name="ce1" office:value-type="string">
            <text:p>ST THOMAS DE VILLENEUVE</text:p>
          </table:table-cell>
          <table:table-cell table:style-name="ce1" office:value-type="string">
            <text:p>1646 avenue Roger Salengro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CHAVILLE</text:p>
          </table:table-cell>
          <table:table-cell table:style-name="ce1" office:value-type="string">
            <text:p>01 41 15 95 15</text:p>
            <text:p/>
          </table:table-cell>
          <table:table-cell table:style-name="ce1" office:value-type="string">
            <text:p>01 47 50 81 33</text:p>
            <text:p/>
          </table:table-cell>
          <table:table-cell table:style-name="ce1" office:value-type="string">
            <text:p>0921907Y@ac-versailles.fr</text:p>
          </table:table-cell>
          <table:table-cell table:style-name="ce1" office:value-type="string">
            <text:p>Collège</text:p>
          </table:table-cell>
          <table:table-cell office:value-type="string">
            <text:p>de HEAULME</text:p>
          </table:table-cell>
          <table:table-cell office:value-type="string">
            <text:p>Marie-Dominique</text:p>
          </table:table-cell>
          <table:table-cell table:style-name="ce16" office:value-type="string">
            <text:p><text:a xlink:href="mailto:dir.secondaire@stv-chaville.com">dir.secondaire@stv-chavill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18K</text:p>
          </table:table-cell>
          <table:table-cell table:style-name="ce1" office:value-type="string">
            <text:p>STE JEANNE D'ARC</text:p>
          </table:table-cell>
          <table:table-cell table:style-name="ce1" office:value-type="string">
            <text:p>27 rue des Imbergères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SCEAUX</text:p>
          </table:table-cell>
          <table:table-cell table:style-name="ce1" office:value-type="string">
            <text:p>01 41 13 07 87</text:p>
            <text:p/>
          </table:table-cell>
          <table:table-cell table:style-name="ce1" office:value-type="string">
            <text:p>01 41 13 07 80</text:p>
            <text:p/>
          </table:table-cell>
          <table:table-cell table:style-name="ce1" office:value-type="string">
            <text:p><text:a xlink:href="mailto:0921918K@ac-versailles.fr">0921918K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GAUTIER</text:p>
          </table:table-cell>
          <table:table-cell office:value-type="string">
            <text:p>Frédéric</text:p>
          </table:table-cell>
          <table:table-cell table:style-name="ce16" office:value-type="string">
            <text:p><text:a xlink:href="mailto:f.gautier@jeanne-darc-sceaux.org">f.gautier@jeanne-darc-sceaux.org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21B</text:p>
          </table:table-cell>
          <table:table-cell table:style-name="ce1" office:value-type="string">
            <text:p>ST DOMINIQUE</text:p>
          </table:table-cell>
          <table:table-cell table:style-name="ce1" office:value-type="string">
            <text:p>23 quater boulevard d'Argenson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NEUILLY SUR SEINE</text:p>
          </table:table-cell>
          <table:table-cell table:style-name="ce1" office:value-type="string">
            <text:p>01 40 88 92 20</text:p>
            <text:p/>
          </table:table-cell>
          <table:table-cell table:style-name="ce1" office:value-type="string">
            <text:p>01 46 37 23 27</text:p>
            <text:p/>
          </table:table-cell>
          <table:table-cell table:style-name="ce1" office:value-type="string">
            <text:p>a.strauss@saintdominique.net</text:p>
            <text:p/>
          </table:table-cell>
          <table:table-cell table:style-name="ce1" office:value-type="string">
            <text:p>Lycée Général</text:p>
          </table:table-cell>
          <table:table-cell office:value-type="string">
            <text:p>GAVAT</text:p>
          </table:table-cell>
          <table:table-cell office:value-type="string">
            <text:p>Frédéric</text:p>
          </table:table-cell>
          <table:table-cell table:style-name="ce16" office:value-type="string">
            <text:p><text:a xlink:href="mailto:f.gavat@saintdominique.eu">f.gavat@saintdominique.eu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17X</text:p>
          </table:table-cell>
          <table:table-cell table:style-name="ce1" office:value-type="string">
            <text:p>NOTRE DAME</text:p>
          </table:table-cell>
          <table:table-cell table:style-name="ce1" office:value-type="string">
            <text:p>24 rue Alexandre Guilmant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MEUDON</text:p>
          </table:table-cell>
          <table:table-cell table:style-name="ce1" office:value-type="string">
            <text:p>01 46 90 00 20</text:p>
            <text:p/>
          </table:table-cell>
          <table:table-cell table:style-name="ce1" office:value-type="string">
            <text:p>01 46 26 67 06</text:p>
            <text:p/>
          </table:table-cell>
          <table:table-cell table:style-name="ce1" office:value-type="string">
            <text:p><text:a xlink:href="mailto:institut.notre.dame@wanadoo.fr">institut.notre.dame@wanadoo.fr</text:a></text:p>
          </table:table-cell>
          <table:table-cell table:style-name="ce1" office:value-type="string">
            <text:p>Lycée Général</text:p>
          </table:table-cell>
          <table:table-cell office:value-type="string">
            <text:p>EDOU</text:p>
          </table:table-cell>
          <table:table-cell office:value-type="string">
            <text:p>Blandine</text:p>
          </table:table-cell>
          <table:table-cell table:style-name="ce16" office:value-type="string">
            <text:p><text:a xlink:href="mailto:institut.notre.dame@wanadoo.fr">institut.notre.dame@wanadoo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05J</text:p>
          </table:table-cell>
          <table:table-cell table:style-name="ce1" office:value-type="string">
            <text:p>ST JOSEPH DU PARCHAMP</text:p>
          </table:table-cell>
          <table:table-cell table:style-name="ce1" office:value-type="string">
            <text:p>6 rue du Parchamp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BOULOGNE BILLANCOURT</text:p>
          </table:table-cell>
          <table:table-cell table:style-name="ce1" office:value-type="string">
            <text:p>01 46 99 90 30</text:p>
            <text:p/>
          </table:table-cell>
          <table:table-cell table:style-name="ce1" office:value-type="string">
            <text:p>01 46 05 42 10</text:p>
            <text:p/>
          </table:table-cell>
          <table:table-cell table:style-name="ce1" office:value-type="string">
            <text:p><text:a xlink:href="mailto:0920905J@ac-versailles.fr">0920905J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DEBATS</text:p>
          </table:table-cell>
          <table:table-cell office:value-type="string">
            <text:p>Isabelle</text:p>
          </table:table-cell>
          <table:table-cell table:style-name="ce16" office:value-type="string">
            <text:p>i.debats@sjparchamp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13E</text:p>
          </table:table-cell>
          <table:table-cell table:style-name="ce1" office:value-type="string">
            <text:p>COLLEGE ND DE SAINTE CROIX</text:p>
          </table:table-cell>
          <table:table-cell table:style-name="ce1" office:value-type="string">
            <text:p>30 avenue du Roule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NEUILLY SUR SEINE</text:p>
          </table:table-cell>
          <table:table-cell table:style-name="ce1" office:value-type="string">
            <text:p>01 46 43 19 50</text:p>
            <text:p/>
          </table:table-cell>
          <table:table-cell table:style-name="ce1" office:value-type="string">
            <text:p>01 46 37 23 12</text:p>
            <text:p/>
          </table:table-cell>
          <table:table-cell table:style-name="ce1" office:value-type="string">
            <text:p><text:a xlink:href="mailto:0921913E@ac-versailles.fr">0921913E@ac-versailles.fr</text:a></text:p>
          </table:table-cell>
          <table:table-cell table:style-name="ce1" office:value-type="string">
            <text:p>Collège</text:p>
          </table:table-cell>
          <table:table-cell table:style-name="ce7" office:value-type="string">
            <text:p>KIMMEL</text:p>
          </table:table-cell>
          <table:table-cell table:style-name="ce10" office:value-type="string">
            <text:p>Sabine</text:p>
          </table:table-cell>
          <table:table-cell table:style-name="ce16" office:value-type="string">
            <text:p>direction@indsc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06K</text:p>
          </table:table-cell>
          <table:table-cell table:style-name="ce1" office:value-type="string">
            <text:p>INSTITUT NOTRE-DAME</text:p>
          </table:table-cell>
          <table:table-cell table:style-name="ce1" office:value-type="string">
            <text:p>65 avenue du Général Leclerc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BOURG LA REINE</text:p>
          </table:table-cell>
          <table:table-cell table:style-name="ce1" office:value-type="string">
            <text:p>01 41 13 42 42</text:p>
            <text:p/>
          </table:table-cell>
          <table:table-cell table:style-name="ce1" office:value-type="string">
            <text:p>01 46 61 30 41</text:p>
            <text:p/>
          </table:table-cell>
          <table:table-cell table:style-name="ce1" office:value-type="string">
            <text:p><text:a xlink:href="mailto:a.comby@indblr.asso.fr">a.comby@indblr.asso.fr</text:a></text:p>
          </table:table-cell>
          <table:table-cell table:style-name="ce1" office:value-type="string">
            <text:p>Lycée Général</text:p>
          </table:table-cell>
          <table:table-cell office:value-type="string">
            <text:p>MAISON</text:p>
          </table:table-cell>
          <table:table-cell office:value-type="string">
            <text:p>Olivier</text:p>
          </table:table-cell>
          <table:table-cell table:style-name="ce16" office:value-type="string">
            <text:p><text:a xlink:href="mailto:o.maison@indblr.asso.fr">o.maison@indblr.asso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018G</text:p>
          </table:table-cell>
          <table:table-cell table:style-name="ce1" office:value-type="string">
            <text:p>SAINT CHARLES NOTRE DAME</text:p>
          </table:table-cell>
          <table:table-cell table:style-name="ce1" office:value-type="string">
            <text:p>15 rue René Cassin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RUEIL MALMAISON</text:p>
          </table:table-cell>
          <table:table-cell table:style-name="ce1" office:value-type="string">
            <text:p>01 47 51 01 89</text:p>
            <text:p/>
          </table:table-cell>
          <table:table-cell table:style-name="ce1" office:value-type="string">
            <text:p>01 47 08 62 11</text:p>
            <text:p/>
          </table:table-cell>
          <table:table-cell table:style-name="ce1" office:value-type="string">
            <text:p><text:a xlink:href="mailto:0921018G@ac-versailles.fr">0921018G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BONNIER</text:p>
          </table:table-cell>
          <table:table-cell office:value-type="string">
            <text:p>Jean-Marc</text:p>
          </table:table-cell>
          <table:table-cell table:style-name="ce16" office:value-type="string">
            <text:p><text:a xlink:href="mailto:jm.bonnier@scnd-rueil.fr">jm.bonnier@scnd-rueil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98K</text:p>
          </table:table-cell>
          <table:table-cell table:style-name="ce1" office:value-type="string">
            <text:p>SAINTE-MARIE DE CLAMART</text:p>
          </table:table-cell>
          <table:table-cell table:style-name="ce1" office:value-type="string">
            <text:p>10 rue Hévin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CLAMART</text:p>
          </table:table-cell>
          <table:table-cell table:style-name="ce1" office:value-type="string">
            <text:p>01 47 36 09 29</text:p>
            <text:p/>
          </table:table-cell>
          <table:table-cell table:style-name="ce1" office:value-type="string">
            <text:p>01 46 62 67 98</text:p>
            <text:p/>
          </table:table-cell>
          <table:table-cell table:style-name="ce1" office:value-type="string">
            <text:p><text:a xlink:href="mailto:0920998K@ac-versailles.fr">0920998K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RHONE</text:p>
          </table:table-cell>
          <table:table-cell office:value-type="string">
            <text:p>Valérie</text:p>
          </table:table-cell>
          <table:table-cell table:style-name="ce16" office:value-type="string">
            <text:p><text:a xlink:href="mailto:direction.college@sjsm.fr">direction.college@sjsm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14F</text:p>
          </table:table-cell>
          <table:table-cell table:style-name="ce1" office:value-type="string">
            <text:p>ST DOMINIQUE</text:p>
          </table:table-cell>
          <table:table-cell table:style-name="ce1" office:value-type="string">
            <text:p>23 quater boulevard d'Argenson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NEUILLY SUR SEINE</text:p>
          </table:table-cell>
          <table:table-cell table:style-name="ce1" office:value-type="string">
            <text:p>01 40 88 92 20</text:p>
            <text:p/>
          </table:table-cell>
          <table:table-cell table:style-name="ce1" office:value-type="string">
            <text:p>01 46 37 23 27</text:p>
            <text:p/>
          </table:table-cell>
          <table:table-cell table:style-name="ce1" office:value-type="string">
            <text:p><text:a xlink:href="mailto:0921914F@ac-versailles.fr">0921914F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GAVAT</text:p>
          </table:table-cell>
          <table:table-cell office:value-type="string">
            <text:p>Frédéric</text:p>
          </table:table-cell>
          <table:table-cell table:style-name="ce16" office:value-type="string">
            <text:p><text:a xlink:href="mailto:f.gavat@saintdominique.eu">f.gavat@saintdominique.eu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894X</text:p>
          </table:table-cell>
          <table:table-cell table:style-name="ce1" office:value-type="string">
            <text:p>SAINT-GABRIEL</text:p>
          </table:table-cell>
          <table:table-cell table:style-name="ce1" office:value-type="string">
            <text:p>21 rue de la Lisette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BAGNEUX</text:p>
          </table:table-cell>
          <table:table-cell table:style-name="ce1" office:value-type="string">
            <text:p>01 46 57 61 22</text:p>
            <text:p/>
          </table:table-cell>
          <table:table-cell table:style-name="ce1" office:value-type="string">
            <text:p>01 46 57 71 11</text:p>
            <text:p/>
          </table:table-cell>
          <table:table-cell table:style-name="ce1" office:value-type="string">
            <text:p><text:a xlink:href="mailto:inscription.st-gabriel@apprentis-auteuil.org">inscription.st-gabriel@apprentis-auteuil.org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RANDON</text:p>
          </table:table-cell>
          <table:table-cell office:value-type="string">
            <text:p>Myriam</text:p>
          </table:table-cell>
          <table:table-cell table:style-name="ce16" office:value-type="string">
            <text:p>myriam.randon@apprentis-auteuil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36T</text:p>
          </table:table-cell>
          <table:table-cell table:style-name="ce1" office:value-type="string">
            <text:p>STE JEANNE D'ARC</text:p>
          </table:table-cell>
          <table:table-cell table:style-name="ce1" office:value-type="string">
            <text:p>7 rue de Rueil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SEVRES</text:p>
          </table:table-cell>
          <table:table-cell table:style-name="ce1" office:value-type="string">
            <text:p>01 45 34 23 89</text:p>
            <text:p/>
          </table:table-cell>
          <table:table-cell table:style-name="ce1" office:value-type="string">
            <text:p>01 45 34 80 49</text:p>
            <text:p/>
          </table:table-cell>
          <table:table-cell table:style-name="ce1" office:value-type="string">
            <text:p><text:a xlink:href="mailto:0920936T@ac-versailles.fr">0920936T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CAZENAVE</text:p>
          </table:table-cell>
          <table:table-cell office:value-type="string">
            <text:p>Jean Luc</text:p>
          </table:table-cell>
          <table:table-cell table:style-name="ce16" office:value-type="string">
            <text:p><text:a xlink:href="mailto:jdarodas@orange.fr">jdacazenave@orang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19Z</text:p>
          </table:table-cell>
          <table:table-cell table:style-name="ce1" office:value-type="string">
            <text:p>LYCEE ND DE STE CROIX</text:p>
          </table:table-cell>
          <table:table-cell table:style-name="ce1" office:value-type="string">
            <text:p>30 avenue du Roule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NEUILLY SUR SEINE</text:p>
          </table:table-cell>
          <table:table-cell table:style-name="ce1" office:value-type="string">
            <text:p>01 46 43 19 50</text:p>
            <text:p/>
          </table:table-cell>
          <table:table-cell table:style-name="ce1" office:value-type="string">
            <text:p>01 47 38 74 13</text:p>
            <text:p/>
          </table:table-cell>
          <table:table-cell table:style-name="ce1" office:value-type="string">
            <text:p><text:a xlink:href="mailto:0920919Z@ac-versailles.fr">0920919Z@ac-versailles.fr</text:a></text:p>
          </table:table-cell>
          <table:table-cell table:style-name="ce1" office:value-type="string">
            <text:p>Lycée Général</text:p>
          </table:table-cell>
          <table:table-cell table:style-name="ce7" office:value-type="string">
            <text:p>KIMMEL</text:p>
          </table:table-cell>
          <table:table-cell table:style-name="ce10" office:value-type="string">
            <text:p>Sabine</text:p>
          </table:table-cell>
          <table:table-cell table:style-name="ce16" office:value-type="string">
            <text:p>direction@indsc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02F</text:p>
          </table:table-cell>
          <table:table-cell table:style-name="ce1" office:value-type="string">
            <text:p>DUPANLOUP</text:p>
          </table:table-cell>
          <table:table-cell table:style-name="ce1" office:value-type="string">
            <text:p>4 avenue Robert Schuman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BOULOGNE BILLANCOURT</text:p>
          </table:table-cell>
          <table:table-cell table:style-name="ce1" office:value-type="string">
            <text:p>01 46 05 36 09</text:p>
            <text:p/>
          </table:table-cell>
          <table:table-cell table:style-name="ce1" office:value-type="string">
            <text:p>01 41 10 87 40</text:p>
            <text:p/>
          </table:table-cell>
          <table:table-cell table:style-name="ce1" office:value-type="string">
            <text:p><text:a xlink:href="mailto:0920902F@ac-versailles.fr">0920902F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de CHERMONT</text:p>
          </table:table-cell>
          <table:table-cell office:value-type="string">
            <text:p>Dominique</text:p>
          </table:table-cell>
          <table:table-cell table:style-name="ce16" office:value-type="string">
            <text:p>d.dechermont@dupanloup.net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484N</text:p>
          </table:table-cell>
          <table:table-cell table:style-name="ce1" office:value-type="string">
            <text:p>MONTALEMBERT</text:p>
          </table:table-cell>
          <table:table-cell table:style-name="ce1" office:value-type="string">
            <text:p>238 boulevard Saint-Denis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COURBEVOIE</text:p>
          </table:table-cell>
          <table:table-cell table:style-name="ce1" office:value-type="string">
            <text:p>01 46 67 13 00</text:p>
            <text:p/>
          </table:table-cell>
          <table:table-cell table:style-name="ce1" office:value-type="string">
            <text:p>01 43 33 83 02</text:p>
            <text:p/>
          </table:table-cell>
          <table:table-cell table:style-name="ce1" office:value-type="string">
            <text:p><text:a xlink:href="mailto:lycee@montalembert-courbevoie.fr">lycee@montalembert-courbevoie.fr</text:a></text:p>
          </table:table-cell>
          <table:table-cell table:style-name="ce1" office:value-type="string">
            <text:p>Lycée Polyvalent</text:p>
          </table:table-cell>
          <table:table-cell office:value-type="string">
            <text:p>RUEZ</text:p>
          </table:table-cell>
          <table:table-cell office:value-type="string">
            <text:p>Didier</text:p>
          </table:table-cell>
          <table:table-cell table:style-name="ce16" office:value-type="string">
            <text:p><text:a xlink:href="mailto:direction@montalembert-courbevoie.com">direction@montalembert-courbevoie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08Z</text:p>
          </table:table-cell>
          <table:table-cell table:style-name="ce1" office:value-type="string">
            <text:p>JEANNE D'ARC</text:p>
          </table:table-cell>
          <table:table-cell table:style-name="ce1" office:value-type="string">
            <text:p>9 boulevard de Valmy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COLOMBES</text:p>
          </table:table-cell>
          <table:table-cell table:style-name="ce1" office:value-type="string">
            <text:p>01 55 66 91 00</text:p>
            <text:p/>
          </table:table-cell>
          <table:table-cell table:style-name="ce1" office:value-type="string">
            <text:p>01 41 19 90 22</text:p>
            <text:p/>
          </table:table-cell>
          <table:table-cell table:style-name="ce1" office:value-type="string">
            <text:p><text:a xlink:href="mailto:0921908Z@ac-versailles.fr">0921908Z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CHASSANG</text:p>
          </table:table-cell>
          <table:table-cell office:value-type="string">
            <text:p>Sylvie</text:p>
          </table:table-cell>
          <table:table-cell table:style-name="ce16" office:value-type="string">
            <text:p><text:a xlink:href="mailto:schassang@jacolombes.com">schassang@jacolombes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015D</text:p>
          </table:table-cell>
          <table:table-cell table:style-name="ce1" office:value-type="string">
            <text:p>COLLEGE LA TRINITE</text:p>
          </table:table-cell>
          <table:table-cell table:style-name="ce1" office:value-type="string">
            <text:p>121 avenue Achille Péretti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NEUILLY SUR SEINE</text:p>
          </table:table-cell>
          <table:table-cell table:style-name="ce1" office:value-type="string">
            <text:p>01 47 45 46 33</text:p>
            <text:p/>
          </table:table-cell>
          <table:table-cell table:style-name="ce1" office:value-type="string">
            <text:p>01 47 45 17 79</text:p>
            <text:p/>
          </table:table-cell>
          <table:table-cell table:style-name="ce1" office:value-type="string">
            <text:p><text:a xlink:href="mailto:0921015D@ac-versailles.fr">0921015D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DARRAS</text:p>
          </table:table-cell>
          <table:table-cell office:value-type="string">
            <text:p>Pascaline</text:p>
          </table:table-cell>
          <table:table-cell table:style-name="ce16" office:value-type="string">
            <text:p><text:a xlink:href="mailto:direction@latriniteneuilly.fr">direction@latriniteneuilly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85W</text:p>
          </table:table-cell>
          <table:table-cell table:style-name="ce1" office:value-type="string">
            <text:p>Lycée polyvalent La Trinité</text:p>
          </table:table-cell>
          <table:table-cell table:style-name="ce1" office:value-type="string">
            <text:p>121 avenue Achille Peretti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NEUILLY SUR SEINE</text:p>
          </table:table-cell>
          <table:table-cell table:style-name="ce1" office:value-type="string">
            <text:p>01 47 45 46 33</text:p>
            <text:p/>
          </table:table-cell>
          <table:table-cell table:style-name="ce1" office:value-type="string">
            <text:p>01 47 45 17 79</text:p>
            <text:p/>
          </table:table-cell>
          <table:table-cell table:style-name="ce1" office:value-type="string">
            <text:p><text:span text:style-name="T1"><text:a xlink:href="mailto:0921015D@ac-versailles.fr">0921015D@ac-versailles.fr</text:a></text:span></text:p>
          </table:table-cell>
          <table:table-cell table:style-name="ce1" office:value-type="string">
            <text:p>Lycée Polyvalent</text:p>
          </table:table-cell>
          <table:table-cell office:value-type="string">
            <text:p>DARRAS</text:p>
          </table:table-cell>
          <table:table-cell office:value-type="string">
            <text:p>Pascaline</text:p>
          </table:table-cell>
          <table:table-cell table:style-name="ce16" office:value-type="string">
            <text:p><text:a xlink:href="mailto:direction@latriniteneuilly.fr">direction@latriniteneuilly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2340U</text:p>
          </table:table-cell>
          <table:table-cell table:style-name="ce1" office:value-type="string">
            <text:p>ST PHILIPPE</text:p>
          </table:table-cell>
          <table:table-cell table:style-name="ce1" office:value-type="string">
            <text:p>1 rue du Père Brottier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MEUDON</text:p>
          </table:table-cell>
          <table:table-cell table:style-name="ce1" office:value-type="string">
            <text:p>01 46 23 62 08</text:p>
            <text:p/>
          </table:table-cell>
          <table:table-cell table:style-name="ce1"/>
          <table:table-cell table:style-name="ce1" office:value-type="string">
            <text:p><text:a xlink:href="mailto:ce.0922340U@ac-versailles.fr">ce.0922340U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CAMPOS</text:p>
          </table:table-cell>
          <table:table-cell office:value-type="string">
            <text:p>Thierry</text:p>
          </table:table-cell>
          <table:table-cell table:style-name="ce16" office:value-type="string">
            <text:p><text:a xlink:href="mailto:thierry.campos@apprentis-auteuil.org">thierry.campos@apprentis-auteuil.org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663H</text:p>
          </table:table-cell>
          <table:table-cell table:style-name="ce1" office:value-type="string">
            <text:p>JEANNE D'ARC</text:p>
          </table:table-cell>
          <table:table-cell table:style-name="ce1" office:value-type="string">
            <text:p>9 boulevard de Valmy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COLOMBES</text:p>
          </table:table-cell>
          <table:table-cell table:style-name="ce1" office:value-type="string">
            <text:p>01 55 66 91 00</text:p>
            <text:p/>
          </table:table-cell>
          <table:table-cell table:style-name="ce1" office:value-type="string">
            <text:p>01 41 19 90 22</text:p>
            <text:p/>
          </table:table-cell>
          <table:table-cell table:style-name="ce1" office:value-type="string">
            <text:p><text:a xlink:href="mailto:0921663H@ac-versailles.fr">0921663H@ac-versailles.fr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CHASSANG</text:p>
          </table:table-cell>
          <table:table-cell office:value-type="string">
            <text:p>Sylvie</text:p>
          </table:table-cell>
          <table:table-cell table:style-name="ce16" office:value-type="string">
            <text:p><text:a xlink:href="mailto:schassang@jacolombes.com">schassang@jacolombes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01S</text:p>
          </table:table-cell>
          <table:table-cell table:style-name="ce1" office:value-type="string">
            <text:p>STE MARIE</text:p>
          </table:table-cell>
          <table:table-cell table:style-name="ce1" office:value-type="string">
            <text:p>2 rue de l'Abbaye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ANTONY</text:p>
          </table:table-cell>
          <table:table-cell table:style-name="ce1" office:value-type="string">
            <text:p>01 46 11 58 00</text:p>
            <text:p/>
          </table:table-cell>
          <table:table-cell table:style-name="ce1" office:value-type="string">
            <text:p>01 46 66 87 07</text:p>
            <text:p/>
          </table:table-cell>
          <table:table-cell table:style-name="ce1" office:value-type="string">
            <text:p><text:a xlink:href="mailto:0921901S@ac-versailles.fr">0921901S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RICHARD</text:p>
          </table:table-cell>
          <table:table-cell office:value-type="string">
            <text:p>Benoît</text:p>
          </table:table-cell>
          <table:table-cell table:style-name="ce16" office:value-type="string">
            <text:p>brichard@ism-antony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04H</text:p>
          </table:table-cell>
          <table:table-cell table:style-name="ce1" office:value-type="string">
            <text:p>STE MARIE</text:p>
          </table:table-cell>
          <table:table-cell table:style-name="ce1" office:value-type="string">
            <text:p>2 rue de l'Abbaye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ANTONY</text:p>
          </table:table-cell>
          <table:table-cell table:style-name="ce1" office:value-type="string">
            <text:p>01 46 11 58 00</text:p>
            <text:p/>
          </table:table-cell>
          <table:table-cell table:style-name="ce1" office:value-type="string">
            <text:p>01 46 11 58 20</text:p>
            <text:p/>
          </table:table-cell>
          <table:table-cell table:style-name="ce1" office:value-type="string">
            <text:p><text:a xlink:href="mailto:lycee@ism-antony.org">lycee@ism-antony.org</text:a></text:p>
          </table:table-cell>
          <table:table-cell table:style-name="ce1" office:value-type="string">
            <text:p>Lycée Général</text:p>
          </table:table-cell>
          <table:table-cell office:value-type="string">
            <text:p>RICHARD</text:p>
          </table:table-cell>
          <table:table-cell office:value-type="string">
            <text:p>Benoît</text:p>
          </table:table-cell>
          <table:table-cell table:style-name="ce16" office:value-type="string">
            <text:p>brichard@ism-antony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03U</text:p>
          </table:table-cell>
          <table:table-cell table:style-name="ce1" office:value-type="string">
            <text:p>SAINT-GABRIEL</text:p>
          </table:table-cell>
          <table:table-cell table:style-name="ce1" office:value-type="string">
            <text:p>21 rue de la Lisette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BAGNEUX</text:p>
          </table:table-cell>
          <table:table-cell table:style-name="ce1" office:value-type="string">
            <text:p>01 46 57 61 22</text:p>
            <text:p/>
          </table:table-cell>
          <table:table-cell table:style-name="ce1" office:value-type="string">
            <text:p>01 46 57 71 11</text:p>
            <text:p/>
          </table:table-cell>
          <table:table-cell table:style-name="ce1" office:value-type="string">
            <text:p><text:a xlink:href="mailto:inscription.st-gabriel@apprentis-auteuil.org">inscription.st-gabriel@apprentis-auteuil.org</text:a></text:p>
          </table:table-cell>
          <table:table-cell table:style-name="ce1" office:value-type="string">
            <text:p>Collège</text:p>
          </table:table-cell>
          <table:table-cell office:value-type="string">
            <text:p>RANDON</text:p>
          </table:table-cell>
          <table:table-cell office:value-type="string">
            <text:p>Myriam</text:p>
          </table:table-cell>
          <table:table-cell table:style-name="ce16" office:value-type="string">
            <text:p>myriam.randon@apprentis-auteuil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63X</text:p>
          </table:table-cell>
          <table:table-cell table:style-name="ce1" office:value-type="string">
            <text:p>ST FRANCOIS D'ASSISE</text:p>
          </table:table-cell>
          <table:table-cell table:style-name="ce1" office:value-type="string">
            <text:p>33 bis - 35 rue Boris Vildé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FONTENAY AUX ROSES</text:p>
          </table:table-cell>
          <table:table-cell table:style-name="ce1" office:value-type="string">
            <text:p>01 46 61 29 95</text:p>
            <text:p/>
          </table:table-cell>
          <table:table-cell table:style-name="ce1" office:value-type="string">
            <text:p>01 46 61 93 43</text:p>
            <text:p/>
          </table:table-cell>
          <table:table-cell table:style-name="ce1" office:value-type="string">
            <text:p>sfa.secretariat@orange.fr</text:p>
          </table:table-cell>
          <table:table-cell table:style-name="ce1" office:value-type="string">
            <text:p>Lycée Professionnel</text:p>
          </table:table-cell>
          <table:table-cell office:value-type="string">
            <text:p>BOUDET</text:p>
          </table:table-cell>
          <table:table-cell office:value-type="string">
            <text:p>Monique</text:p>
          </table:table-cell>
          <table:table-cell table:style-name="ce16" office:value-type="string">
            <text:p><text:a xlink:href="mailto:sfa.boudet@yahoo.fr">sfa.direction@orang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2653J</text:p>
          </table:table-cell>
          <table:table-cell table:style-name="ce1" office:value-type="string">
            <text:p>LA SALLE - SAINT NICOLAS</text:p>
          </table:table-cell>
          <table:table-cell table:style-name="ce1" office:value-type="string">
            <text:p>19 rue Victor Hugo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ISSY LES MOULINEAUX </text:p>
          </table:table-cell>
          <table:table-cell table:style-name="ce1" office:value-type="string">
            <text:p>01 41 46 15 15</text:p>
            <text:p/>
          </table:table-cell>
          <table:table-cell table:style-name="ce1" office:value-type="string">
            <text:p>01 40 93 50 90</text:p>
            <text:p/>
          </table:table-cell>
          <table:table-cell table:style-name="ce1" office:value-type="string">
            <text:p><text:a xlink:href="mailto:0922653J@ac-versailles.fr">0922653J@ac-versailles.fr</text:a></text:p>
          </table:table-cell>
          <table:table-cell table:style-name="ce1" office:value-type="string">
            <text:p>Lycée Polyvalent</text:p>
          </table:table-cell>
          <table:table-cell office:value-type="string">
            <text:p>QUINTON</text:p>
          </table:table-cell>
          <table:table-cell office:value-type="string">
            <text:p>Michel</text:p>
          </table:table-cell>
          <table:table-cell table:style-name="ce16" office:value-type="string">
            <text:p><text:a xlink:href="mailto:francois.tribout@st-nicolas.org">quinton@st-nicolas.org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32A</text:p>
          </table:table-cell>
          <table:table-cell table:style-name="ce1" office:value-type="string">
            <text:p>LP LA SALLE PASSY BUZENVAL</text:p>
          </table:table-cell>
          <table:table-cell table:style-name="ce1" office:value-type="string">
            <text:p>50 avenue Otis Mygatt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RUEIL MALMAISON</text:p>
          </table:table-cell>
          <table:table-cell table:style-name="ce1" office:value-type="string">
            <text:p>01 41 39 81 81</text:p>
            <text:p/>
          </table:table-cell>
          <table:table-cell table:style-name="ce1" office:value-type="string">
            <text:p>01 41 39 81 80</text:p>
            <text:p/>
          </table:table-cell>
          <table:table-cell table:style-name="ce1" office:value-type="string">
            <text:p><text:a xlink:href="mailto:contact@passy-buzenval.com">contact@passy-buzenval.com</text:a></text:p>
          </table:table-cell>
          <table:table-cell table:style-name="ce1" office:value-type="string">
            <text:p>Lycée Professionnel</text:p>
          </table:table-cell>
          <table:table-cell office:value-type="string">
            <text:p>ANDREI</text:p>
          </table:table-cell>
          <table:table-cell office:value-type="string">
            <text:p>Gabriel</text:p>
          </table:table-cell>
          <table:table-cell office:value-type="string">
            <text:p>g.andrei@passy-buzenval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890T</text:p>
          </table:table-cell>
          <table:table-cell table:style-name="ce1" office:value-type="string">
            <text:p>ST JOSEPH</text:p>
          </table:table-cell>
          <table:table-cell table:style-name="ce1" office:value-type="string">
            <text:p>1 rue du Bac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ASNIERES SUR SEINE</text:p>
          </table:table-cell>
          <table:table-cell table:style-name="ce1" office:value-type="string">
            <text:p>01 47 93 26 43</text:p>
            <text:p/>
          </table:table-cell>
          <table:table-cell table:style-name="ce1" office:value-type="string">
            <text:p>01 47 90 03 99</text:p>
            <text:p/>
          </table:table-cell>
          <table:table-cell table:style-name="ce1" office:value-type="string">
            <text:p><text:a xlink:href="mailto:0920890T@ac-versailles.fr">0920890T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LAGAILLARDE</text:p>
          </table:table-cell>
          <table:table-cell office:value-type="string">
            <text:p>Evelyne</text:p>
          </table:table-cell>
          <table:table-cell office:value-type="string">
            <text:p>directioncollege@stjo-asnieres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897A</text:p>
          </table:table-cell>
          <table:table-cell table:style-name="ce1" office:value-type="string">
            <text:p>Notre-Dame-de-Boulogne</text:p>
          </table:table-cell>
          <table:table-cell table:style-name="ce1" office:value-type="string">
            <text:p>1 avenue Charles de Gaulle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BOULOGNE BILLANCOURT</text:p>
          </table:table-cell>
          <table:table-cell table:style-name="ce1" office:value-type="string">
            <text:p>01 46 99 95 75</text:p>
            <text:p/>
          </table:table-cell>
          <table:table-cell table:style-name="ce1" office:value-type="string">
            <text:p>01 46 99 04 90</text:p>
            <text:p/>
          </table:table-cell>
          <table:table-cell table:style-name="ce1" office:value-type="string">
            <text:p><text:a xlink:href="mailto:contact@lndb.org">contact@lndb.org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MIGNY</text:p>
          </table:table-cell>
          <table:table-cell office:value-type="string">
            <text:p>Luc</text:p>
          </table:table-cell>
          <table:table-cell office:value-type="string">
            <text:p>direction@lndb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08M</text:p>
          </table:table-cell>
          <table:table-cell table:style-name="ce1" office:value-type="string">
            <text:p>ST THOMAS DE VILLENEUVE</text:p>
          </table:table-cell>
          <table:table-cell table:style-name="ce1" office:value-type="string">
            <text:p>1646 avenue Roger Salengro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CHAVILLE</text:p>
          </table:table-cell>
          <table:table-cell table:style-name="ce1" office:value-type="string">
            <text:p>01 41 15 95 15</text:p>
            <text:p/>
          </table:table-cell>
          <table:table-cell table:style-name="ce3" office:value-type="string">
            <text:p><text:span text:style-name="T2">01 41 15 95 00</text:span></text:p>
            <text:p><text:span text:style-name="T2"/></text:p>
          </table:table-cell>
          <table:table-cell table:style-name="ce1" office:value-type="string">
            <text:p><text:a xlink:href="mailto:direction@stv-chaville.fr">direction@stv-chaville.fr</text:a></text:p>
          </table:table-cell>
          <table:table-cell table:style-name="ce1" office:value-type="string">
            <text:p>Lycée Général</text:p>
          </table:table-cell>
          <table:table-cell office:value-type="string">
            <text:p>de HEAULME</text:p>
          </table:table-cell>
          <table:table-cell office:value-type="string">
            <text:p>Marie-Dominique</text:p>
          </table:table-cell>
          <table:table-cell table:style-name="ce16" office:value-type="string">
            <text:p><text:a xlink:href="mailto:dir.secondaire@stv-chaville.com">dir.secondaire@stv-chavill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18Y</text:p>
          </table:table-cell>
          <table:table-cell table:style-name="ce1" office:value-type="string">
            <text:p>JEANNE D'ARC</text:p>
          </table:table-cell>
          <table:table-cell table:style-name="ce1" office:value-type="string">
            <text:p>44 rue Gabriel-Péri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MONTROUGE</text:p>
          </table:table-cell>
          <table:table-cell table:style-name="ce1" office:value-type="string">
            <text:p>01 42 53 18 95</text:p>
            <text:p/>
          </table:table-cell>
          <table:table-cell table:style-name="ce1" office:value-type="string">
            <text:p>01 42 53 20 70</text:p>
            <text:p/>
          </table:table-cell>
          <table:table-cell table:style-name="ce1" office:value-type="string">
            <text:p><text:a xlink:href="mailto:didier.ruez@jamontrouge.com">didier.ruez@jamontrouge.com</text:a></text:p>
          </table:table-cell>
          <table:table-cell table:style-name="ce1" office:value-type="string">
            <text:p>Lycée Général</text:p>
          </table:table-cell>
          <table:table-cell office:value-type="string">
            <text:p>MATHELON</text:p>
          </table:table-cell>
          <table:table-cell office:value-type="string">
            <text:p>Laure</text:p>
          </table:table-cell>
          <table:table-cell table:style-name="ce18" office:value-type="string">
            <text:p>laure.mathelon@jamontrouge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28J</text:p>
          </table:table-cell>
          <table:table-cell table:style-name="ce1" office:value-type="string">
            <text:p>LEGT LA SALLE PASSY BUZENVAL</text:p>
          </table:table-cell>
          <table:table-cell table:style-name="ce1" office:value-type="string">
            <text:p>50 avenue Otis Mygatt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RUEIL MALMAISON</text:p>
          </table:table-cell>
          <table:table-cell table:style-name="ce1" office:value-type="string">
            <text:p>01 41 39 81 81</text:p>
            <text:p/>
          </table:table-cell>
          <table:table-cell table:style-name="ce1" office:value-type="string">
            <text:p>01 41 39 81 80</text:p>
            <text:p/>
          </table:table-cell>
          <table:table-cell table:style-name="ce1" office:value-type="string">
            <text:p><text:a xlink:href="mailto:contact@passy-buzenval.com">contact@passy-buzenval.com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ANDREI</text:p>
          </table:table-cell>
          <table:table-cell office:value-type="string">
            <text:p>Gabriel</text:p>
          </table:table-cell>
          <table:table-cell office:value-type="string">
            <text:p>g.andrei@passy-buzenval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81S</text:p>
          </table:table-cell>
          <table:table-cell table:style-name="ce1" office:value-type="string">
            <text:p>ST PHILIPPE</text:p>
          </table:table-cell>
          <table:table-cell table:style-name="ce1" office:value-type="string">
            <text:p>1 rue du Père Brottier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MEUDON</text:p>
          </table:table-cell>
          <table:table-cell table:style-name="ce1" office:value-type="string">
            <text:p>01 46 23 27 65</text:p>
            <text:p/>
          </table:table-cell>
          <table:table-cell table:style-name="ce1" office:value-type="string">
            <text:p>01 46 23 62 72</text:p>
            <text:p/>
          </table:table-cell>
          <table:table-cell table:style-name="ce1" office:value-type="string">
            <text:p><text:a xlink:href="mailto:0920981S@ac-versailles.fr">0920981S@ac-versailles.fr</text:a></text:p>
          </table:table-cell>
          <table:table-cell table:style-name="ce1" office:value-type="string">
            <text:p>Lycée Professionnel</text:p>
          </table:table-cell>
          <table:table-cell office:value-type="string">
            <text:p>CAMPOS</text:p>
          </table:table-cell>
          <table:table-cell office:value-type="string">
            <text:p>Thierry</text:p>
          </table:table-cell>
          <table:table-cell office:value-type="string">
            <text:p>thierry.campos@apprentis-auteuil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0999L</text:p>
          </table:table-cell>
          <table:table-cell table:style-name="ce1" office:value-type="string">
            <text:p>STE GENEVIEVE</text:p>
          </table:table-cell>
          <table:table-cell table:style-name="ce1" office:value-type="string">
            <text:p>6 rue Jean Pierre Timbaud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COURBEVOIE</text:p>
          </table:table-cell>
          <table:table-cell table:style-name="ce1" office:value-type="string">
            <text:p>01 43 33 31 54</text:p>
            <text:p/>
          </table:table-cell>
          <table:table-cell table:style-name="ce1" office:value-type="string">
            <text:p>01 43 34 05 86</text:p>
            <text:p/>
          </table:table-cell>
          <table:table-cell table:style-name="ce1" office:value-type="string">
            <text:p><text:a xlink:href="mailto:0920999L@ac-versailles.fr">0920999L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GRAU</text:p>
          </table:table-cell>
          <table:table-cell office:value-type="string">
            <text:p>Jocelyne</text:p>
          </table:table-cell>
          <table:table-cell table:style-name="ce16" office:value-type="string">
            <text:p><text:a xlink:href="mailto:mhenniquant@stgsp-courbevoie.fr">jgrau@stgsp-courbevoi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012A</text:p>
          </table:table-cell>
          <table:table-cell table:style-name="ce1" office:value-type="string">
            <text:p>ND DE FRANCE</text:p>
          </table:table-cell>
          <table:table-cell table:style-name="ce1" office:value-type="string">
            <text:p>3-5 rue Arblade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MALAKOFF</text:p>
          </table:table-cell>
          <table:table-cell table:style-name="ce1" office:value-type="string">
            <text:p>01 47 35 26 26</text:p>
            <text:p/>
          </table:table-cell>
          <table:table-cell table:style-name="ce1" office:value-type="string">
            <text:p>01 47 35 20 30</text:p>
            <text:p/>
          </table:table-cell>
          <table:table-cell table:style-name="ce1" office:value-type="string">
            <text:p><text:a xlink:href="mailto:0921012A@ac-versailles.fr">0921012A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CLEROUIN</text:p>
          </table:table-cell>
          <table:table-cell office:value-type="string">
            <text:p>Romuald</text:p>
          </table:table-cell>
          <table:table-cell table:style-name="ce16" office:value-type="string">
            <text:p><text:a xlink:href="mailto:romuald.clerouin@notredamedefrance92.fr">romuald.clerouin@notredamedefrance92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020J</text:p>
          </table:table-cell>
          <table:table-cell table:style-name="ce1" office:value-type="string">
            <text:p>ST JOSEPH</text:p>
          </table:table-cell>
          <table:table-cell table:style-name="ce1" office:value-type="string">
            <text:p>8 rue Emile Verhaeren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ST CLOUD</text:p>
          </table:table-cell>
          <table:table-cell table:style-name="ce1" office:value-type="string">
            <text:p>01 46 02 49 82</text:p>
            <text:p/>
          </table:table-cell>
          <table:table-cell table:style-name="ce1" office:value-type="string">
            <text:p>01 47 71 16 07</text:p>
            <text:p/>
          </table:table-cell>
          <table:table-cell table:style-name="ce1" office:value-type="string">
            <text:p><text:a xlink:href="mailto:0921020J@ac-versailles.fr">0921020J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CHATILLON</text:p>
          </table:table-cell>
          <table:table-cell office:value-type="string">
            <text:p>Guillaume</text:p>
          </table:table-cell>
          <table:table-cell table:style-name="ce16" office:value-type="string">
            <text:p><text:a xlink:href="mailto:college@stjoseph92.com">college@stjoseph92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365J</text:p>
          </table:table-cell>
          <table:table-cell table:style-name="ce1" office:value-type="string">
            <text:p>Centre Madeleine Daniélou</text:p>
          </table:table-cell>
          <table:table-cell table:style-name="ce1" office:value-type="string">
            <text:p>61-63 rue du Général de Miribel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RUEIL MALMAISON </text:p>
          </table:table-cell>
          <table:table-cell table:style-name="ce1" office:value-type="string">
            <text:p>01 41 39 25 80</text:p>
            <text:p/>
          </table:table-cell>
          <table:table-cell table:style-name="ce1"/>
          <table:table-cell table:style-name="ce1" office:value-type="string">
            <text:p><text:a xlink:href="mailto:cmd@danielou.org">cmd@danielou.org</text:a></text:p>
          </table:table-cell>
          <table:table-cell table:style-name="ce1" office:value-type="string">
            <text:p>Lycée Général</text:p>
          </table:table-cell>
          <table:table-cell office:value-type="string">
            <text:p>BACHMANN</text:p>
          </table:table-cell>
          <table:table-cell office:value-type="string">
            <text:p>Béatrice</text:p>
          </table:table-cell>
          <table:table-cell table:style-name="ce16" office:value-type="string">
            <text:p><text:a xlink:href="mailto:beatrice.bachmann@danielou.org">beatrice.bachmann@danielou.org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16H</text:p>
          </table:table-cell>
          <table:table-cell table:style-name="ce1" office:value-type="string">
            <text:p>Centre Madeleine Daniélou (CLG)</text:p>
          </table:table-cell>
          <table:table-cell table:style-name="ce1" office:value-type="string">
            <text:p>61-63 rue du Général de Miribel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RUEIL MALMAISON </text:p>
          </table:table-cell>
          <table:table-cell table:style-name="ce1" office:value-type="string">
            <text:p>01 41 39 25 80</text:p>
            <text:p/>
          </table:table-cell>
          <table:table-cell table:style-name="ce1" office:value-type="string">
            <text:p>01 47 14 99 73</text:p>
            <text:p/>
          </table:table-cell>
          <table:table-cell table:style-name="ce1" office:value-type="string">
            <text:p><text:a xlink:href="mailto:0921916H@ac-versailles.fr">0921916H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BACHMANN</text:p>
          </table:table-cell>
          <table:table-cell office:value-type="string">
            <text:p>Béatrice</text:p>
          </table:table-cell>
          <table:table-cell table:style-name="ce16" office:value-type="string">
            <text:p><text:a xlink:href="mailto:beatrice.bachmann@danielou.org">beatrice.bachmann@danielou.org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05W</text:p>
          </table:table-cell>
          <table:table-cell table:style-name="ce1" office:value-type="string">
            <text:p>INSTITUT NOTRE-DAME</text:p>
          </table:table-cell>
          <table:table-cell table:style-name="ce1" office:value-type="string">
            <text:p>65 avenue du Général Leclerc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BOURG LA REINE</text:p>
          </table:table-cell>
          <table:table-cell table:style-name="ce1" office:value-type="string">
            <text:p>01 41 13 42 42</text:p>
            <text:p/>
          </table:table-cell>
          <table:table-cell table:style-name="ce1" office:value-type="string">
            <text:p>01 46 61 30 41</text:p>
            <text:p/>
          </table:table-cell>
          <table:table-cell table:style-name="ce1" office:value-type="string">
            <text:p><text:a xlink:href="mailto:0921905W@ac-versailles.fr">0921905W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MAISON</text:p>
          </table:table-cell>
          <table:table-cell office:value-type="string">
            <text:p>Olivier</text:p>
          </table:table-cell>
          <table:table-cell table:style-name="ce16" office:value-type="string">
            <text:p><text:a xlink:href="mailto:o.maison@indblr.asso.fr">o.maison@indblr.asso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11C</text:p>
          </table:table-cell>
          <table:table-cell table:style-name="ce1" office:value-type="string">
            <text:p>JEANNE D'ARC</text:p>
          </table:table-cell>
          <table:table-cell table:style-name="ce1" office:value-type="string">
            <text:p>44 rue Gabriel Péri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MONTROUGE</text:p>
          </table:table-cell>
          <table:table-cell table:style-name="ce1" office:value-type="string">
            <text:p>01 49 65 61 60</text:p>
            <text:p/>
          </table:table-cell>
          <table:table-cell table:style-name="ce1" office:value-type="string">
            <text:p>01 42 53 20 70</text:p>
            <text:p/>
          </table:table-cell>
          <table:table-cell table:style-name="ce1" office:value-type="string">
            <text:p><text:a xlink:href="mailto:0921911C@ac-versailles.fr">0921911C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MATHELON</text:p>
          </table:table-cell>
          <table:table-cell office:value-type="string">
            <text:p>Laure</text:p>
          </table:table-cell>
          <table:table-cell table:style-name="ce18" office:value-type="string">
            <text:p>laure.mathelon@jamontrouge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1915G</text:p>
          </table:table-cell>
          <table:table-cell table:style-name="ce1" office:value-type="string">
            <text:p>COLLEGE LA SALLE PASSY BUZENVAL</text:p>
          </table:table-cell>
          <table:table-cell table:style-name="ce1" office:value-type="string">
            <text:p>50 rue Otis Mygatt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RUEIL MALMAISON</text:p>
          </table:table-cell>
          <table:table-cell table:style-name="ce1" office:value-type="string">
            <text:p>01 41 39 81 81</text:p>
            <text:p/>
          </table:table-cell>
          <table:table-cell table:style-name="ce1" office:value-type="string">
            <text:p>01 41 39 81 80</text:p>
            <text:p/>
          </table:table-cell>
          <table:table-cell table:style-name="ce1" office:value-type="string">
            <text:p><text:a xlink:href="mailto:0921915G@ac-versailles.fr">0921915G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ANDREI</text:p>
          </table:table-cell>
          <table:table-cell office:value-type="string">
            <text:p>Gabriel</text:p>
          </table:table-cell>
          <table:table-cell office:value-type="string">
            <text:p>g.andrei@passy-buzenval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HAUTS-DE-SEINE</text:p>
          </table:table-cell>
          <table:table-cell table:style-name="ce1" office:value-type="string">
            <text:p>0922450N</text:p>
          </table:table-cell>
          <table:table-cell table:style-name="ce1" office:value-type="string">
            <text:p>NOTRE DAME</text:p>
          </table:table-cell>
          <table:table-cell table:style-name="ce1" office:value-type="string">
            <text:p>24 rue Alex Guilmant</text:p>
            <text:p/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MEUDON</text:p>
          </table:table-cell>
          <table:table-cell table:style-name="ce1" office:value-type="string">
            <text:p>01 46 90 00 20</text:p>
            <text:p/>
          </table:table-cell>
          <table:table-cell table:style-name="ce1" office:value-type="string">
            <text:p>01 46 26 67 06</text:p>
            <text:p/>
          </table:table-cell>
          <table:table-cell table:style-name="ce1" office:value-type="string">
            <text:p><text:a xlink:href="mailto:0922450N@ac-versailles.fr">0922450N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EDOU</text:p>
          </table:table-cell>
          <table:table-cell office:value-type="string">
            <text:p>Blandine</text:p>
          </table:table-cell>
          <table:table-cell table:style-name="ce16" office:value-type="string">
            <text:p><text:a xlink:href="mailto:jm.battut@wanadoo.fr">direction@indmeudon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2145R</text:p>
          </table:table-cell>
          <table:table-cell table:style-name="ce1" office:value-type="string">
            <text:p>Institut Paul RICOEUR - Collège</text:p>
          </table:table-cell>
          <table:table-cell table:style-name="ce1" office:value-type="string">
            <text:p>85 rue de Paris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LOUVRES</text:p>
          </table:table-cell>
          <table:table-cell table:style-name="ce1" office:value-type="string">
            <text:p>01 34 72 87 02</text:p>
            <text:p/>
          </table:table-cell>
          <table:table-cell table:style-name="ce1" office:value-type="string">
            <text:p>01 34 31 81 05</text:p>
            <text:p/>
          </table:table-cell>
          <table:table-cell table:style-name="ce1" office:value-type="string">
            <text:p><text:a xlink:href="mailto:institutpaulricoeur@orange.fr">institutpaulricoeur@orange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PERRIN-JOLY </text:p>
          </table:table-cell>
          <table:table-cell office:value-type="string">
            <text:p>Sophie </text:p>
          </table:table-cell>
          <table:table-cell table:style-name="ce15" office:value-type="string">
            <text:p><text:a xlink:href="mailto:direction2nd@institut-paul-ricoeur.fr">direction2nd@institut-paul-ricoeur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823D</text:p>
          </table:table-cell>
          <table:table-cell table:style-name="ce1" office:value-type="string">
            <text:p>MARIE-THERESE</text:p>
          </table:table-cell>
          <table:table-cell table:style-name="ce1" office:value-type="string">
            <text:p>5 rue de Rouen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MAGNY EN VEXIN</text:p>
          </table:table-cell>
          <table:table-cell table:style-name="ce1" office:value-type="string">
            <text:p>01 34 67 11 73</text:p>
            <text:p/>
          </table:table-cell>
          <table:table-cell table:style-name="ce1" office:value-type="string">
            <text:p>01 34 67 16 72</text:p>
            <text:p/>
          </table:table-cell>
          <table:table-cell table:style-name="ce1" office:value-type="string">
            <text:p><text:a xlink:href="mailto:0950823D@ac-versailles.fr">0950823D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MOTTEUX</text:p>
          </table:table-cell>
          <table:table-cell office:value-type="string">
            <text:p><text:s/>Benjamin</text:p>
          </table:table-cell>
          <table:table-cell table:style-name="ce15" office:value-type="string">
            <text:p>bmotteux@marie-therese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805J</text:p>
          </table:table-cell>
          <table:table-cell table:style-name="ce1" office:value-type="string">
            <text:p>ST JEAN (LYCEE Natures et Services)</text:p>
          </table:table-cell>
          <table:table-cell table:style-name="ce1" office:value-type="string">
            <text:p>Rond Point de la Tour du Mail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SANNOIS </text:p>
          </table:table-cell>
          <table:table-cell table:style-name="ce1" office:value-type="string">
            <text:p>01 34 11 46 48</text:p>
            <text:p/>
          </table:table-cell>
          <table:table-cell table:style-name="ce1" office:value-type="string">
            <text:p>01 34 11 46 45</text:p>
            <text:p/>
          </table:table-cell>
          <table:table-cell table:style-name="ce1" office:value-type="string">
            <text:p><text:a xlink:href="mailto:ce.0950805J@ac-versailles.fr">ce.0950805J@ac-versailles.fr</text:a></text:p>
          </table:table-cell>
          <table:table-cell table:style-name="ce1" office:value-type="string">
            <text:p>Lycée Professionnel<text:span text:style-name="T3"> et horticoleLycée Professionnel et horticoleLycée Professionnel et horticoleLycée Professionnel et horticoleLycée Professionnel et horticole</text:span></text:p>
          </table:table-cell>
          <table:table-cell table:style-name="ce4" office:value-type="string">
            <text:p>ALBERT </text:p>
          </table:table-cell>
          <table:table-cell office:value-type="string">
            <text:p>Grégoire </text:p>
          </table:table-cell>
          <table:table-cell office:value-type="string">
            <text:p>gregoire.albert@apprentis-auteuil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96Z</text:p>
          </table:table-cell>
          <table:table-cell table:style-name="ce1" office:value-type="string">
            <text:p>ST DIDIER</text:p>
          </table:table-cell>
          <table:table-cell table:style-name="ce1" office:value-type="string">
            <text:p>1 rue Gambetta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VILLIERS LE BEL</text:p>
          </table:table-cell>
          <table:table-cell table:style-name="ce1" office:value-type="string">
            <text:p>01 39 90 07 54</text:p>
            <text:p/>
          </table:table-cell>
          <table:table-cell table:style-name="ce1" office:value-type="string">
            <text:p>01 34 29 14 73</text:p>
            <text:p/>
          </table:table-cell>
          <table:table-cell table:style-name="ce1" office:value-type="string">
            <text:p><text:a xlink:href="mailto:0950796Z@ac-versailles.fr">0950796Z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BIDAL </text:p>
          </table:table-cell>
          <table:table-cell office:value-type="string">
            <text:p>Matthieu</text:p>
          </table:table-cell>
          <table:table-cell office:value-type="string">
            <text:p>direction.college@saintdidier95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1508Y</text:p>
          </table:table-cell>
          <table:table-cell table:style-name="ce1" office:value-type="string">
            <text:p>Collège Notre Dame Sainte Famille</text:p>
          </table:table-cell>
          <table:table-cell table:style-name="ce1" office:value-type="string">
            <text:p>106 boulevard Charles de Gaulle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SANNOIS</text:p>
          </table:table-cell>
          <table:table-cell table:style-name="ce1" office:value-type="string">
            <text:p>01 39 81 22 98</text:p>
            <text:p/>
          </table:table-cell>
          <table:table-cell table:style-name="ce1" office:value-type="string">
            <text:p>01 39 81 25 87</text:p>
            <text:p/>
          </table:table-cell>
          <table:table-cell table:style-name="ce1" office:value-type="string">
            <text:p><text:a xlink:href="mailto:0951508Y@ac-versailles.fr">0951508Y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ISOARD</text:p>
          </table:table-cell>
          <table:table-cell office:value-type="string">
            <text:p><text:s/>Caroline</text:p>
          </table:table-cell>
          <table:table-cell office:value-type="string">
            <text:p>cisoard@ind-sannois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86N</text:p>
          </table:table-cell>
          <table:table-cell table:style-name="ce1" office:value-type="string">
            <text:p>LA SALLE SAINT ROSAIRE</text:p>
          </table:table-cell>
          <table:table-cell table:style-name="ce1" office:value-type="string">
            <text:p>53 rue Pierre Brossolette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SARCELLES</text:p>
          </table:table-cell>
          <table:table-cell table:style-name="ce1" office:value-type="string">
            <text:p>01 34 38 34 00</text:p>
            <text:p/>
          </table:table-cell>
          <table:table-cell table:style-name="ce1" office:value-type="string">
            <text:p>01 39 92 04 29</text:p>
            <text:p/>
          </table:table-cell>
          <table:table-cell table:style-name="ce1" office:value-type="string">
            <text:p><text:a xlink:href="mailto:secretariat-direction@strosaire95.org">secretariat-direction@strosaire95.org</text:a></text:p>
          </table:table-cell>
          <table:table-cell table:style-name="ce1" office:value-type="string">
            <text:p>Lycée Général et Technologique</text:p>
          </table:table-cell>
          <table:table-cell table:style-name="ce4" office:value-type="string">
            <text:p>SENE </text:p>
          </table:table-cell>
          <table:table-cell office:value-type="string">
            <text:p>Odile </text:p>
          </table:table-cell>
          <table:table-cell office:value-type="string">
            <text:p>odile.sene@strosaire95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1507X</text:p>
          </table:table-cell>
          <table:table-cell table:style-name="ce1" office:value-type="string">
            <text:p>ST MARTIN DE FRANCE</text:p>
          </table:table-cell>
          <table:table-cell table:style-name="ce1" office:value-type="string">
            <text:p>1 avenue de Verdun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CERGY PONTOISE </text:p>
          </table:table-cell>
          <table:table-cell table:style-name="ce1" office:value-type="string">
            <text:p>01 34 25 48 00</text:p>
            <text:p/>
          </table:table-cell>
          <table:table-cell table:style-name="ce1" office:value-type="string">
            <text:p>01 30 32 62 50</text:p>
            <text:p/>
          </table:table-cell>
          <table:table-cell table:style-name="ce1" office:value-type="string">
            <text:p><text:a xlink:href="mailto:0951507X@ac-versailles.fr">0951507X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DUMAINE </text:p>
          </table:table-cell>
          <table:table-cell office:value-type="string">
            <text:p>Laurent </text:p>
          </table:table-cell>
          <table:table-cell office:value-type="string">
            <text:p>l.dumaine@saintmartindefrance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62M</text:p>
          </table:table-cell>
          <table:table-cell table:style-name="ce1" office:value-type="string">
            <text:p>ST MARTIN DE FRANCE</text:p>
          </table:table-cell>
          <table:table-cell table:style-name="ce1" office:value-type="string">
            <text:p>1 avenue de Verdun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CERGY PONTOISE </text:p>
          </table:table-cell>
          <table:table-cell table:style-name="ce1" office:value-type="string">
            <text:p>01 34 25 48 00</text:p>
            <text:p/>
          </table:table-cell>
          <table:table-cell table:style-name="ce1" office:value-type="string">
            <text:p>01 30 32 62 50</text:p>
            <text:p/>
          </table:table-cell>
          <table:table-cell table:style-name="ce1" office:value-type="string">
            <text:p><text:a xlink:href="mailto:contact@saintmartindefrance.fr">contact@saintmartindefrance.fr</text:a></text:p>
          </table:table-cell>
          <table:table-cell table:style-name="ce1" office:value-type="string">
            <text:p>Lycée Général</text:p>
          </table:table-cell>
          <table:table-cell table:style-name="ce4" office:value-type="string">
            <text:p>DUMAINE </text:p>
          </table:table-cell>
          <table:table-cell office:value-type="string">
            <text:p>Laurent </text:p>
          </table:table-cell>
          <table:table-cell office:value-type="string">
            <text:p>l.dumaine@saintmartindefrance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93W</text:p>
          </table:table-cell>
          <table:table-cell table:style-name="ce1" office:value-type="string">
            <text:p>JEANNE D'ARC</text:p>
          </table:table-cell>
          <table:table-cell table:style-name="ce1" office:value-type="string">
            <text:p>2 bis boulevard Toussaint Lucas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FRANCONVILLE LA GARENNE</text:p>
          </table:table-cell>
          <table:table-cell table:style-name="ce1" office:value-type="string">
            <text:p>01 34 13 75 56</text:p>
            <text:p/>
          </table:table-cell>
          <table:table-cell table:style-name="ce1" office:value-type="string">
            <text:p>01 34 22 09 39</text:p>
            <text:p/>
          </table:table-cell>
          <table:table-cell table:style-name="ce1" office:value-type="string">
            <text:p><text:a xlink:href="mailto:0950793W@ac-versailles.fr">0950793W@ac-versailles.fr</text:a></text:p>
          </table:table-cell>
          <table:table-cell table:style-name="ce1" office:value-type="string">
            <text:p>Collège</text:p>
          </table:table-cell>
          <table:table-cell table:style-name="ce6" office:value-type="string">
            <text:p>JONOT</text:p>
          </table:table-cell>
          <table:table-cell office:value-type="string">
            <text:p><text:s/>Franck </text:p>
          </table:table-cell>
          <table:table-cell table:style-name="ce18" office:value-type="string">
            <text:p>jonot.franck@jdarc95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61L</text:p>
          </table:table-cell>
          <table:table-cell table:style-name="ce1" office:value-type="string">
            <text:p>ND DE LA COMPASSION</text:p>
          </table:table-cell>
          <table:table-cell table:style-name="ce1" office:value-type="string">
            <text:p>8 place Nicolas-Flamel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PONTOISE</text:p>
          </table:table-cell>
          <table:table-cell table:style-name="ce1" office:value-type="string">
            <text:p>01 34 41 61 00</text:p>
            <text:p/>
          </table:table-cell>
          <table:table-cell table:style-name="ce1" office:value-type="string">
            <text:p>01 34 41 61 01</text:p>
            <text:p/>
          </table:table-cell>
          <table:table-cell table:style-name="ce1" office:value-type="string">
            <text:p><text:a xlink:href="mailto:direction.ndcompassion@wanadoo.fr">direction.ndcompassion@wanadoo.fr</text:a></text:p>
          </table:table-cell>
          <table:table-cell table:style-name="ce1" office:value-type="string">
            <text:p>Lycée Polyvalent</text:p>
          </table:table-cell>
          <table:table-cell table:style-name="ce4" office:value-type="string">
            <text:p>CAMBONIE</text:p>
          </table:table-cell>
          <table:table-cell office:value-type="string">
            <text:p><text:s/>Bruno</text:p>
          </table:table-cell>
          <table:table-cell office:value-type="string">
            <text:p>bcambonie.ndc@gmail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1504U</text:p>
          </table:table-cell>
          <table:table-cell table:style-name="ce1" office:value-type="string">
            <text:p>ND PROVIDENCE</text:p>
          </table:table-cell>
          <table:table-cell table:style-name="ce1" office:value-type="string">
            <text:p>7 boulevard Sadi Carnot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ENGHIEN LES BAINS</text:p>
          </table:table-cell>
          <table:table-cell table:style-name="ce1" office:value-type="string">
            <text:p>01 34 12 63 78</text:p>
            <text:p/>
          </table:table-cell>
          <table:table-cell table:style-name="ce1" office:value-type="string">
            <text:p>01 34 12 52 11</text:p>
            <text:p/>
          </table:table-cell>
          <table:table-cell table:style-name="ce1" office:value-type="string">
            <text:p><text:a xlink:href="mailto:0951504U@ac-versailles.fr">0951504U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RONSMANS </text:p>
          </table:table-cell>
          <table:table-cell office:value-type="string">
            <text:p>Frédéric</text:p>
          </table:table-cell>
          <table:table-cell table:style-name="ce15" office:value-type="string">
            <text:p><text:a xlink:href="mailto:f.ronsmans@clndp.org">f.ronsmans@clndp.org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85M</text:p>
          </table:table-cell>
          <table:table-cell table:style-name="ce1" office:value-type="string">
            <text:p>Lycée Notre Dame Sainte Famille</text:p>
          </table:table-cell>
          <table:table-cell table:style-name="ce1" office:value-type="string">
            <text:p>106 boulevard Charles de Gaulle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SANNOIS</text:p>
          </table:table-cell>
          <table:table-cell table:style-name="ce1" office:value-type="string">
            <text:p>01 39 81 22 98</text:p>
            <text:p/>
          </table:table-cell>
          <table:table-cell table:style-name="ce1" office:value-type="string">
            <text:p>01 39 81 25 87</text:p>
            <text:p/>
          </table:table-cell>
          <table:table-cell table:style-name="ce1" office:value-type="string">
            <text:p><text:a xlink:href="mailto:accueil@ind-sannois.fr">accueil@ind-sannois.fr</text:a></text:p>
          </table:table-cell>
          <table:table-cell table:style-name="ce1" office:value-type="string">
            <text:p>Lycée Général</text:p>
          </table:table-cell>
          <table:table-cell table:style-name="ce4" office:value-type="string">
            <text:p>ISOARD</text:p>
          </table:table-cell>
          <table:table-cell office:value-type="string">
            <text:p><text:s/>Caroline</text:p>
          </table:table-cell>
          <table:table-cell office:value-type="string">
            <text:p>cisoard@ind-sannois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1505V</text:p>
          </table:table-cell>
          <table:table-cell table:style-name="ce1" office:value-type="string">
            <text:p>ND DE BURY</text:p>
          </table:table-cell>
          <table:table-cell table:style-name="ce1" office:value-type="string">
            <text:p>1 avenue Georges Pompidou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MARGENCY</text:p>
          </table:table-cell>
          <table:table-cell table:style-name="ce1" office:value-type="string">
            <text:p>01 34 27 38 00</text:p>
            <text:p/>
          </table:table-cell>
          <table:table-cell table:style-name="ce1" office:value-type="string">
            <text:p>01 34 16 69 81</text:p>
            <text:p/>
          </table:table-cell>
          <table:table-cell table:style-name="ce1" office:value-type="string">
            <text:p><text:a xlink:href="mailto:0951505V@ac-versailles.fr">0951505V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COLOMBO-DAQUIN </text:p>
          </table:table-cell>
          <table:table-cell office:value-type="string">
            <text:p>Céline </text:p>
          </table:table-cell>
          <table:table-cell table:style-name="ce15" office:value-type="string">
            <text:p><text:a xlink:href="mailto:ccolombo-daquin@bury-rosaire.fr">ccolombo-daquin@bury-rosair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53C</text:p>
          </table:table-cell>
          <table:table-cell table:style-name="ce1" office:value-type="string">
            <text:p>ND PROVIDENCE</text:p>
          </table:table-cell>
          <table:table-cell table:style-name="ce1" office:value-type="string">
            <text:p>7 boulevard Sadi Carnot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ENGHIEN LES BAINS</text:p>
          </table:table-cell>
          <table:table-cell table:style-name="ce1" office:value-type="string">
            <text:p>01 34 12 63 78</text:p>
            <text:p/>
          </table:table-cell>
          <table:table-cell table:style-name="ce1" office:value-type="string">
            <text:p>01 34 12 52 11</text:p>
            <text:p/>
          </table:table-cell>
          <table:table-cell table:style-name="ce1" office:value-type="string">
            <text:p><text:a xlink:href="mailto:0950753C@ac-versailles.fr">0950753C@ac-versailles.fr</text:a></text:p>
          </table:table-cell>
          <table:table-cell table:style-name="ce1" office:value-type="string">
            <text:p>Lycée Général</text:p>
          </table:table-cell>
          <table:table-cell table:style-name="ce4" office:value-type="string">
            <text:p>RONSMANS </text:p>
          </table:table-cell>
          <table:table-cell office:value-type="string">
            <text:p>Frédéric</text:p>
          </table:table-cell>
          <table:table-cell table:style-name="ce15" office:value-type="string">
            <text:p><text:a xlink:href="mailto:f.ronsmans@clndp.org">f.ronsmans@clndp.org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2136F</text:p>
          </table:table-cell>
          <table:table-cell table:style-name="ce1" office:value-type="string">
            <text:p>ST JEAN L'HERMITAGE</text:p>
          </table:table-cell>
          <table:table-cell table:style-name="ce1" office:value-type="string">
            <text:p>Rond-point de la Tour du Mail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SANNOIS</text:p>
          </table:table-cell>
          <table:table-cell table:style-name="ce1" office:value-type="string">
            <text:p>01 34 11 46 37</text:p>
            <text:p/>
          </table:table-cell>
          <table:table-cell table:style-name="ce1" office:value-type="string">
            <text:p>01 34 11 43 51</text:p>
            <text:p/>
          </table:table-cell>
          <table:table-cell table:style-name="ce1" office:value-type="string">
            <text:p><text:a xlink:href="mailto:0952136F@ac-versailles.fr">0952136F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LELONG ANDRÉ </text:p>
          </table:table-cell>
          <table:table-cell office:value-type="string">
            <text:p>Dominique</text:p>
          </table:table-cell>
          <table:table-cell office:value-type="string">
            <text:p>dominique.lelong-andre@apprentis-auteuil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2158E</text:p>
          </table:table-cell>
          <table:table-cell table:style-name="ce1" office:value-type="string">
            <text:p>Institut Paul RICOEUR - Lycée</text:p>
          </table:table-cell>
          <table:table-cell table:style-name="ce1" office:value-type="string">
            <text:p>85 rue de Paris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LOUVRES</text:p>
          </table:table-cell>
          <table:table-cell table:style-name="ce1" office:value-type="string">
            <text:p>01 30 29 00 73</text:p>
            <text:p/>
          </table:table-cell>
          <table:table-cell table:style-name="ce1" office:value-type="string">
            <text:p>01 34 31 81 05</text:p>
            <text:p/>
          </table:table-cell>
          <table:table-cell table:style-name="ce1" office:value-type="string">
            <text:p><text:a xlink:href="mailto:lycee.paulricoeur@gmail.com">lycee.paulricoeur@gmail.com</text:a></text:p>
          </table:table-cell>
          <table:table-cell table:style-name="ce1" office:value-type="string">
            <text:p>Lycée Général et Technologique</text:p>
          </table:table-cell>
          <table:table-cell table:style-name="ce4" office:value-type="string">
            <text:p>PERRIN-JOLY </text:p>
          </table:table-cell>
          <table:table-cell office:value-type="string">
            <text:p>Sophie </text:p>
          </table:table-cell>
          <table:table-cell table:style-name="ce15" office:value-type="string">
            <text:p><text:a xlink:href="mailto:direction2nd@institut-paul-ricoeur.fr">direction2nd@institut-paul-ricoeur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89S</text:p>
          </table:table-cell>
          <table:table-cell table:style-name="ce1" office:value-type="string">
            <text:p>SAINT JOSEPH</text:p>
          </table:table-cell>
          <table:table-cell table:style-name="ce1" office:value-type="string">
            <text:p>127 avenue du Maréchal Joffre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ARGENTEUIL</text:p>
          </table:table-cell>
          <table:table-cell table:style-name="ce1" office:value-type="string">
            <text:p>01 39 82 65 68</text:p>
            <text:p/>
          </table:table-cell>
          <table:table-cell table:style-name="ce1" office:value-type="string">
            <text:p>01 39 82 13 52</text:p>
            <text:p/>
          </table:table-cell>
          <table:table-cell table:style-name="ce1" office:value-type="string">
            <text:p><text:a xlink:href="mailto:0950789s@ac-versailles.fr">0950789s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MEUNIER</text:p>
          </table:table-cell>
          <table:table-cell office:value-type="string">
            <text:p>Cécile</text:p>
          </table:table-cell>
          <table:table-cell office:value-type="string">
            <text:p>c.meunier@stjosephargenteuil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804H</text:p>
          </table:table-cell>
          <table:table-cell table:style-name="ce1" office:value-type="string">
            <text:p>NOTRE FAMILLE</text:p>
          </table:table-cell>
          <table:table-cell table:style-name="ce1" office:value-type="string">
            <text:p>2 rue des Pâtis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OSNY</text:p>
          </table:table-cell>
          <table:table-cell table:style-name="ce1" office:value-type="string">
            <text:p>01 34 35 31 20</text:p>
            <text:p/>
          </table:table-cell>
          <table:table-cell table:style-name="ce1" office:value-type="string">
            <text:p>01 30 38 33 25</text:p>
            <text:p/>
          </table:table-cell>
          <table:table-cell table:style-name="ce1" office:value-type="string">
            <text:p><text:a xlink:href="mailto:viescolaire@lpcig-notrefamille.fr">viescolaire@lpcig-notrefamille.fr</text:a></text:p>
          </table:table-cell>
          <table:table-cell table:style-name="ce1" office:value-type="string">
            <text:p>Lycée Professionnel</text:p>
          </table:table-cell>
          <table:table-cell table:style-name="ce4" office:value-type="string">
            <text:p>GILLOIS </text:p>
          </table:table-cell>
          <table:table-cell office:value-type="string">
            <text:p>Christian</text:p>
          </table:table-cell>
          <table:table-cell table:style-name="ce18" office:value-type="string">
            <text:p><text:a xlink:href="mailto:cgillois@ststanislas.fr">cgillois@ststanislas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58H</text:p>
          </table:table-cell>
          <table:table-cell table:style-name="ce1" office:value-type="string">
            <text:p>NOTRE <text:s/>DAME</text:p>
          </table:table-cell>
          <table:table-cell table:style-name="ce1" office:value-type="string">
            <text:p>39 rue Saint-Lazare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L ISLE ADAM</text:p>
          </table:table-cell>
          <table:table-cell table:style-name="ce1" office:value-type="string">
            <text:p>01 34 69 01 07</text:p>
            <text:p/>
          </table:table-cell>
          <table:table-cell table:style-name="ce1" office:value-type="string">
            <text:p>01 34 69 10 08</text:p>
            <text:p/>
          </table:table-cell>
          <table:table-cell table:style-name="ce1" office:value-type="string">
            <text:p><text:a xlink:href="mailto:0950758H@ac-versailles.fr">0950758H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NAUDI-BONNEMAISON</text:p>
          </table:table-cell>
          <table:table-cell office:value-type="string">
            <text:p><text:s/>Jean-Marc</text:p>
          </table:table-cell>
          <table:table-cell office:value-type="string">
            <text:p>info@ecolenotredame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51A</text:p>
          </table:table-cell>
          <table:table-cell table:style-name="ce1" office:value-type="string">
            <text:p>COLLEGE SAINTE JEANNE D'ARC</text:p>
          </table:table-cell>
          <table:table-cell table:style-name="ce1" office:value-type="string">
            <text:p>14 rue Alsace Lorraine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BEAUMONT SUR OISE</text:p>
          </table:table-cell>
          <table:table-cell table:style-name="ce1" office:value-type="string">
            <text:p>01 34 70 01 10</text:p>
            <text:p/>
          </table:table-cell>
          <table:table-cell table:style-name="ce1" office:value-type="string">
            <text:p>01 34 70 37 35</text:p>
            <text:p/>
          </table:table-cell>
          <table:table-cell table:style-name="ce1"/>
          <table:table-cell table:style-name="ce1" office:value-type="string">
            <text:p>Collège</text:p>
          </table:table-cell>
          <table:table-cell table:style-name="ce4" office:value-type="string">
            <text:p>ESQUIVIAS </text:p>
          </table:table-cell>
          <table:table-cell office:value-type="string">
            <text:p>Soledad </text:p>
          </table:table-cell>
          <table:table-cell office:value-type="string">
            <text:p>directioncollege@jeannedarcbeaumont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63N</text:p>
          </table:table-cell>
          <table:table-cell table:style-name="ce1" office:value-type="string">
            <text:p>LE ROSAIRE</text:p>
          </table:table-cell>
          <table:table-cell table:style-name="ce1" office:value-type="string">
            <text:p>39 rue du Général de Gaulle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ST LEU LA FORET</text:p>
          </table:table-cell>
          <table:table-cell table:style-name="ce1" office:value-type="string">
            <text:p>01 34 18 38 00</text:p>
            <text:p/>
          </table:table-cell>
          <table:table-cell table:style-name="ce1" office:value-type="string">
            <text:p>01 39 60 28 88</text:p>
            <text:p/>
          </table:table-cell>
          <table:table-cell table:style-name="ce1" office:value-type="string">
            <text:p><text:a xlink:href="mailto:0950763N@ac-versailles.fr">0950763N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COLOMBO-DAQUIN </text:p>
          </table:table-cell>
          <table:table-cell office:value-type="string">
            <text:p>Céline </text:p>
          </table:table-cell>
          <table:table-cell table:style-name="ce15" office:value-type="string">
            <text:p>ccolombo-daquin@bury-rosaire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52B</text:p>
          </table:table-cell>
          <table:table-cell table:style-name="ce1" office:value-type="string">
            <text:p>STE THERESE</text:p>
          </table:table-cell>
          <table:table-cell table:style-name="ce1" office:value-type="string">
            <text:p>5 rue de Paris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ECOUEN</text:p>
          </table:table-cell>
          <table:table-cell table:style-name="ce1" office:value-type="string">
            <text:p>01 34 04 14 00</text:p>
            <text:p/>
          </table:table-cell>
          <table:table-cell table:style-name="ce1" office:value-type="string">
            <text:p>01 39 90 60 12</text:p>
            <text:p/>
          </table:table-cell>
          <table:table-cell table:style-name="ce1" office:value-type="string">
            <text:p><text:a xlink:href="mailto:0950752B@ac-versailles.fr">0950752B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GURY </text:p>
          </table:table-cell>
          <table:table-cell office:value-type="string">
            <text:p>Christophe </text:p>
          </table:table-cell>
          <table:table-cell table:style-name="ce14" office:value-type="string">
            <text:p><text:a xlink:href="mailto:ste.therese.ecouen@orange.fr">ste.therese.ecouen@orang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60K</text:p>
          </table:table-cell>
          <table:table-cell table:style-name="ce1" office:value-type="string">
            <text:p>ST STANISLAS</text:p>
          </table:table-cell>
          <table:table-cell table:style-name="ce1" office:value-type="string">
            <text:p>2 rue des Pâtis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OSNY</text:p>
          </table:table-cell>
          <table:table-cell table:style-name="ce1" office:value-type="string">
            <text:p>01 30 30 15 24</text:p>
            <text:p/>
          </table:table-cell>
          <table:table-cell table:style-name="ce1" office:value-type="string">
            <text:p>01 34 24 13 24</text:p>
            <text:p/>
          </table:table-cell>
          <table:table-cell table:style-name="ce1" office:value-type="string">
            <text:p><text:a xlink:href="mailto:0950760K@ac-versailles.fr">0950760K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GILLOIS </text:p>
          </table:table-cell>
          <table:table-cell office:value-type="string">
            <text:p>Christian</text:p>
          </table:table-cell>
          <table:table-cell table:style-name="ce18" office:value-type="string">
            <text:p><text:a xlink:href="mailto:cgillois@ststanislas.fr">cgillois@ststanislas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59J</text:p>
          </table:table-cell>
          <table:table-cell table:style-name="ce1" office:value-type="string">
            <text:p>ND DE BURY</text:p>
          </table:table-cell>
          <table:table-cell table:style-name="ce1" office:value-type="string">
            <text:p>1 avenue Georges Pompidou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MARGENCY</text:p>
          </table:table-cell>
          <table:table-cell table:style-name="ce1" office:value-type="string">
            <text:p>01 34 27 38 00</text:p>
            <text:p/>
          </table:table-cell>
          <table:table-cell table:style-name="ce1" office:value-type="string">
            <text:p>01 34 27 38 02</text:p>
            <text:p/>
          </table:table-cell>
          <table:table-cell table:style-name="ce1" office:value-type="string">
            <text:p><text:a xlink:href="mailto:0950759J@ac-versailles.fr">0950759J@ac-versailles.fr</text:a></text:p>
          </table:table-cell>
          <table:table-cell table:style-name="ce1" office:value-type="string">
            <text:p>Lycée Général et Technologique</text:p>
          </table:table-cell>
          <table:table-cell table:style-name="ce4" office:value-type="string">
            <text:p>COLOMBO-DAQUIN </text:p>
          </table:table-cell>
          <table:table-cell office:value-type="string">
            <text:p>Céline </text:p>
          </table:table-cell>
          <table:table-cell table:style-name="ce15" office:value-type="string">
            <text:p><text:a xlink:href="mailto:ccolombo-daquin@bury-rosaire.fr">ccolombo-daquin@bury-rosair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88R</text:p>
          </table:table-cell>
          <table:table-cell table:style-name="ce1" office:value-type="string">
            <text:p>COLLEGE SAINTE GENEVIEVE</text:p>
          </table:table-cell>
          <table:table-cell table:style-name="ce1" office:value-type="string">
            <text:p>15/19 rue Louis Blanc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ARGENTEUIL</text:p>
          </table:table-cell>
          <table:table-cell table:style-name="ce1" office:value-type="string">
            <text:p>01 34 11 70 80</text:p>
            <text:p/>
          </table:table-cell>
          <table:table-cell table:style-name="ce1" office:value-type="string">
            <text:p>01 39 80 48 90</text:p>
            <text:p/>
          </table:table-cell>
          <table:table-cell table:style-name="ce1" office:value-type="string">
            <text:p><text:a xlink:href="mailto:0950788R@ac-versailles.fr">0950788R@ac-versailles.fr</text:a></text:p>
          </table:table-cell>
          <table:table-cell table:style-name="ce1" office:value-type="string">
            <text:p>Collège</text:p>
          </table:table-cell>
          <table:table-cell table:style-name="ce8" office:value-type="string">
            <text:p>NAUDI </text:p>
          </table:table-cell>
          <table:table-cell table:style-name="ce11" office:value-type="string">
            <text:p>Anne-Thérèse </text:p>
          </table:table-cell>
          <table:table-cell table:style-name="ce19" office:value-type="string">
            <text:p><text:a xlink:href="mailto:at.naudi@esg95.net">at.naudi@esg95.net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790T</text:p>
          </table:table-cell>
          <table:table-cell table:style-name="ce1" office:value-type="string">
            <text:p>ST CHARLES</text:p>
          </table:table-cell>
          <table:table-cell table:style-name="ce1" office:value-type="string">
            <text:p>55 rue Gabriel Péri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CORMEILLES EN PARISIS</text:p>
          </table:table-cell>
          <table:table-cell table:style-name="ce1" office:value-type="string">
            <text:p>01 39 78 03 41</text:p>
            <text:p/>
          </table:table-cell>
          <table:table-cell table:style-name="ce1" office:value-type="string">
            <text:p>01 39 78 23 09</text:p>
            <text:p/>
          </table:table-cell>
          <table:table-cell table:style-name="ce1" office:value-type="string">
            <text:p><text:a xlink:href="mailto:0950790T@ac-versailles.fr">0950790T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MANDELLI </text:p>
          </table:table-cell>
          <table:table-cell office:value-type="string">
            <text:p>Davide</text:p>
          </table:table-cell>
          <table:table-cell office:value-type="string">
            <text:p>direction@stcharles-cormeilles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0812S</text:p>
          </table:table-cell>
          <table:table-cell table:style-name="ce1" office:value-type="string">
            <text:p>JEANNE D'ARC</text:p>
          </table:table-cell>
          <table:table-cell table:style-name="ce1" office:value-type="string">
            <text:p>2 bis boulevard Toussaint Lucas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FRANCONVILLE LA GARENNE</text:p>
          </table:table-cell>
          <table:table-cell table:style-name="ce1" office:value-type="string">
            <text:p>01 34 13 75 56</text:p>
            <text:p/>
          </table:table-cell>
          <table:table-cell table:style-name="ce1" office:value-type="string">
            <text:p>01 34 14 01 26</text:p>
            <text:p/>
          </table:table-cell>
          <table:table-cell table:style-name="ce1" office:value-type="string">
            <text:p><text:a xlink:href="mailto:institution-jdarc@wanadoo.fr">institution-jdarc@wanadoo.fr</text:a></text:p>
          </table:table-cell>
          <table:table-cell table:style-name="ce1" office:value-type="string">
            <text:p>Lycée Polyvalent</text:p>
          </table:table-cell>
          <table:table-cell table:style-name="ce6" office:value-type="string">
            <text:p>JONOT</text:p>
          </table:table-cell>
          <table:table-cell office:value-type="string">
            <text:p><text:s/>Franck </text:p>
          </table:table-cell>
          <table:table-cell table:style-name="ce18" office:value-type="string">
            <text:p>jonot.franck@jdarc95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1220K</text:p>
          </table:table-cell>
          <table:table-cell table:style-name="ce1" office:value-type="string">
            <text:p>ST PIE X</text:p>
          </table:table-cell>
          <table:table-cell table:style-name="ce1" office:value-type="string">
            <text:p>5 bis route stratégique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DOMONT</text:p>
          </table:table-cell>
          <table:table-cell table:style-name="ce1" office:value-type="string">
            <text:p>01 39 35 46 78</text:p>
            <text:p/>
          </table:table-cell>
          <table:table-cell table:style-name="ce1" office:value-type="string">
            <text:p>01 39 35 46 77</text:p>
            <text:p/>
          </table:table-cell>
          <table:table-cell table:style-name="ce1" office:value-type="string">
            <text:p><text:a xlink:href="mailto:ce.0951220K@ac-versailles.fr">ce.0951220K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LELONG ANDRÉ </text:p>
          </table:table-cell>
          <table:table-cell office:value-type="string">
            <text:p>Dominique</text:p>
          </table:table-cell>
          <table:table-cell office:value-type="string">
            <text:p>dominique.lelong-andre@apprentis-auteuil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1506W</text:p>
          </table:table-cell>
          <table:table-cell table:style-name="ce1" office:value-type="string">
            <text:p>ND DE LA COMPASSION</text:p>
          </table:table-cell>
          <table:table-cell table:style-name="ce1" office:value-type="string">
            <text:p>8 place Nicolas Flamel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PONTOISE</text:p>
          </table:table-cell>
          <table:table-cell table:style-name="ce1" office:value-type="string">
            <text:p>01 34 41 61 00</text:p>
            <text:p/>
          </table:table-cell>
          <table:table-cell table:style-name="ce1" office:value-type="string">
            <text:p>01 30 73 49 01</text:p>
            <text:p/>
          </table:table-cell>
          <table:table-cell table:style-name="ce1" office:value-type="string">
            <text:p><text:a xlink:href="mailto:0951506W@ac-versailles.fr">0951506W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CAMBONIE</text:p>
          </table:table-cell>
          <table:table-cell office:value-type="string">
            <text:p><text:s/>Bruno</text:p>
          </table:table-cell>
          <table:table-cell office:value-type="string">
            <text:p>bcambonie.ndc@gmail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1509Z</text:p>
          </table:table-cell>
          <table:table-cell table:style-name="ce1" office:value-type="string">
            <text:p>LA SALLE SAINT ROSAIRE</text:p>
          </table:table-cell>
          <table:table-cell table:style-name="ce1" office:value-type="string">
            <text:p><text:span text:style-name="T1">53 rue Pierre Brossolette</text:span></text:p>
            <text:p><text:span text:style-name="T1"/>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SARCELLES</text:p>
          </table:table-cell>
          <table:table-cell table:style-name="ce1" office:value-type="string">
            <text:p>01 34 38 34 00</text:p>
            <text:p/>
          </table:table-cell>
          <table:table-cell table:style-name="ce1" office:value-type="string">
            <text:p>01 39 92 04 29</text:p>
            <text:p/>
          </table:table-cell>
          <table:table-cell table:style-name="ce1" office:value-type="string">
            <text:p><text:a xlink:href="mailto:0951509Z@ac-versailles.fr">0951509Z@ac-versailles.fr</text:a></text:p>
          </table:table-cell>
          <table:table-cell table:style-name="ce1" office:value-type="string">
            <text:p>Collège</text:p>
          </table:table-cell>
          <table:table-cell table:style-name="ce4" office:value-type="string">
            <text:p>SENE </text:p>
          </table:table-cell>
          <table:table-cell office:value-type="string">
            <text:p>Odile </text:p>
          </table:table-cell>
          <table:table-cell office:value-type="string">
            <text:p>odile.sene@strosaire95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VAL-D'OISE</text:p>
          </table:table-cell>
          <table:table-cell table:style-name="ce1" office:value-type="string">
            <text:p>0952208J</text:p>
          </table:table-cell>
          <table:table-cell table:style-name="ce1" office:value-type="string">
            <text:p>Lycée St Joseph</text:p>
          </table:table-cell>
          <table:table-cell table:style-name="ce1" office:value-type="string">
            <text:p>127 avenue du Maréchal Joffre</text:p>
            <text:p/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ARGENTEUIL</text:p>
          </table:table-cell>
          <table:table-cell table:style-name="ce1" office:value-type="string">
            <text:p>01 39 82 65 68</text:p>
            <text:p/>
          </table:table-cell>
          <table:table-cell table:style-name="ce1"/>
          <table:table-cell table:style-name="ce1" office:value-type="string">
            <text:p><text:a xlink:href="mailto:stjoseph.argenteuil.int@wanadoo.fr">stjoseph.argenteuil.int@wanadoo.fr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MEUNIER</text:p>
          </table:table-cell>
          <table:table-cell office:value-type="string">
            <text:p>Cécile</text:p>
          </table:table-cell>
          <table:table-cell office:value-type="string">
            <text:p>c.meunier@stjosephargenteuil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856U</text:p>
          </table:table-cell>
          <table:table-cell table:style-name="ce1" office:value-type="string">
            <text:p>ST EREMBERT</text:p>
          </table:table-cell>
          <table:table-cell table:style-name="ce1" office:value-type="string">
            <text:p>5 rue Salomon Reinach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ST GERMAIN EN LAYE</text:p>
          </table:table-cell>
          <table:table-cell table:style-name="ce1" office:value-type="string">
            <text:p>01 39 21 58 58</text:p>
            <text:p/>
          </table:table-cell>
          <table:table-cell table:style-name="ce1" office:value-type="string">
            <text:p>01 39 21 58 28</text:p>
            <text:p/>
          </table:table-cell>
          <table:table-cell table:style-name="ce1" office:value-type="string">
            <text:p><text:a xlink:href="mailto:etablissement@saint-erembert.com">etablissement@saint-erembert.com</text:a></text:p>
          </table:table-cell>
          <table:table-cell table:style-name="ce1" office:value-type="string">
            <text:p>Lycée Professionnel</text:p>
          </table:table-cell>
          <table:table-cell office:value-type="string">
            <text:p>LAUBY</text:p>
          </table:table-cell>
          <table:table-cell office:value-type="string">
            <text:p>Valérie</text:p>
          </table:table-cell>
          <table:table-cell table:style-name="ce16" office:value-type="string">
            <text:p><text:a xlink:href="mailto:vlauby@saint-erembert.com">vlauby@saint-erembert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286Y</text:p>
          </table:table-cell>
          <table:table-cell table:style-name="ce1" office:value-type="string">
            <text:p>ST EREMBERT</text:p>
          </table:table-cell>
          <table:table-cell table:style-name="ce1" office:value-type="string">
            <text:p>5 rue Salomon Reinach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ST GERMAIN EN LAYE</text:p>
          </table:table-cell>
          <table:table-cell table:style-name="ce1" office:value-type="string">
            <text:p>01 39 21 58 58</text:p>
            <text:p/>
          </table:table-cell>
          <table:table-cell table:style-name="ce1" office:value-type="string">
            <text:p>01 39 21 58 28</text:p>
            <text:p/>
          </table:table-cell>
          <table:table-cell table:style-name="ce1" office:value-type="string">
            <text:p><text:a xlink:href="mailto:etablissement@saint-erembert.com">etablissement@saint-erembert.com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LAUBY</text:p>
          </table:table-cell>
          <table:table-cell office:value-type="string">
            <text:p>Valérie</text:p>
          </table:table-cell>
          <table:table-cell table:style-name="ce16" office:value-type="string">
            <text:p><text:a xlink:href="mailto:vlauby@saint-erembert.com">vlauby@saint-erembert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2087V</text:p>
          </table:table-cell>
          <table:table-cell table:style-name="ce1" office:value-type="string">
            <text:p>SAINT-EXUPERY</text:p>
          </table:table-cell>
          <table:table-cell table:style-name="ce1" office:value-type="string">
            <text:p>11 rue Michaël Faraday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MONTIGNY LE BRETONNEUX</text:p>
          </table:table-cell>
          <table:table-cell table:style-name="ce1" office:value-type="string">
            <text:p>01 30 58 37 00</text:p>
            <text:p/>
          </table:table-cell>
          <table:table-cell table:style-name="ce1" office:value-type="string">
            <text:p>01 30 58 53 45</text:p>
            <text:p/>
          </table:table-cell>
          <table:table-cell table:style-name="ce1" office:value-type="string">
            <text:p><text:a xlink:href="mailto:0782087V@ac-versailles.fr">0782087V@ac-versailles.fr</text:a></text:p>
          </table:table-cell>
          <table:table-cell table:style-name="ce1" office:value-type="string">
            <text:p>Collège</text:p>
          </table:table-cell>
          <table:table-cell table:style-name="ce9" office:value-type="string">
            <text:p>PETIT</text:p>
          </table:table-cell>
          <table:table-cell table:style-name="ce11" office:value-type="string">
            <text:p>Laetitia</text:p>
          </table:table-cell>
          <table:table-cell table:style-name="ce20" office:value-type="string">
            <text:p><text:a xlink:href="mailto:lpetit@saint-exupery78.com">lpetit@saint-exupery78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974X</text:p>
          </table:table-cell>
          <table:table-cell table:style-name="ce1" office:value-type="string">
            <text:p>SAINT-EXUPERY</text:p>
          </table:table-cell>
          <table:table-cell table:style-name="ce1" office:value-type="string">
            <text:p>11 rue Michaël Faraday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MONTIGNY LE BRETONNEUX</text:p>
          </table:table-cell>
          <table:table-cell table:style-name="ce1" office:value-type="string">
            <text:p>01 30 58 37 00</text:p>
            <text:p/>
          </table:table-cell>
          <table:table-cell table:style-name="ce1" office:value-type="string">
            <text:p>01 30 58 53 45</text:p>
            <text:p/>
          </table:table-cell>
          <table:table-cell table:style-name="ce1" office:value-type="string">
            <text:p><text:a xlink:href="mailto:contact@ecolesaintexupery.com">contact@ecolesaintexupery.com</text:a></text:p>
          </table:table-cell>
          <table:table-cell table:style-name="ce1" office:value-type="string">
            <text:p>Lycée Général et Technologique</text:p>
          </table:table-cell>
          <table:table-cell table:style-name="ce9" office:value-type="string">
            <text:p>PETIT</text:p>
          </table:table-cell>
          <table:table-cell table:style-name="ce11" office:value-type="string">
            <text:p>Laetitia</text:p>
          </table:table-cell>
          <table:table-cell table:style-name="ce20" office:value-type="string">
            <text:p><text:a xlink:href="mailto:lpetit@saint-exupery78.com">lpetit@saint-exupery78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293F</text:p>
          </table:table-cell>
          <table:table-cell table:style-name="ce1" office:value-type="string">
            <text:p>LES CHATAIGNIERS</text:p>
          </table:table-cell>
          <table:table-cell table:style-name="ce1" office:value-type="string">
            <text:p>11 bis avenue Jean Jaurès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VERSAILLES</text:p>
          </table:table-cell>
          <table:table-cell table:style-name="ce1" office:value-type="string">
            <text:p>01 39 55 95 04</text:p>
            <text:p/>
          </table:table-cell>
          <table:table-cell table:style-name="ce1" office:value-type="string">
            <text:p>01 39 23 18 19</text:p>
            <text:p/>
          </table:table-cell>
          <table:table-cell table:style-name="ce1" office:value-type="string">
            <text:p><text:a xlink:href="mailto:secretariatlycee@leschataigniers.com">secretariatlycee@leschataigniers.com</text:a></text:p>
          </table:table-cell>
          <table:table-cell table:style-name="ce1" office:value-type="string">
            <text:p>Lycée Technologique</text:p>
          </table:table-cell>
          <table:table-cell table:style-name="ce9" office:value-type="string">
            <text:p>LION</text:p>
          </table:table-cell>
          <table:table-cell table:style-name="ce11" office:value-type="string">
            <text:p>Laurence</text:p>
          </table:table-cell>
          <table:table-cell office:value-type="string">
            <text:p>directionlycee@leschataigniers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2100J</text:p>
          </table:table-cell>
          <table:table-cell table:style-name="ce1" office:value-type="string">
            <text:p>LES CHATAIGNIERS</text:p>
          </table:table-cell>
          <table:table-cell table:style-name="ce1" office:value-type="string">
            <text:p>11 bis avenue Jean Jaurès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VERSAILLES</text:p>
          </table:table-cell>
          <table:table-cell table:style-name="ce1" office:value-type="string">
            <text:p>01 39 55 95 04</text:p>
            <text:p/>
          </table:table-cell>
          <table:table-cell table:style-name="ce1" office:value-type="string">
            <text:p>01 39 23 18 19</text:p>
            <text:p/>
          </table:table-cell>
          <table:table-cell table:style-name="ce1" office:value-type="string">
            <text:p><text:a xlink:href="mailto:lycee.les-chataigniers@wanadoo.fr">lycee.les-chataigniers@wanadoo.fr</text:a></text:p>
          </table:table-cell>
          <table:table-cell table:style-name="ce1" office:value-type="string">
            <text:p>Lycée Professionnel</text:p>
          </table:table-cell>
          <table:table-cell table:style-name="ce9" office:value-type="string">
            <text:p>LION</text:p>
          </table:table-cell>
          <table:table-cell table:style-name="ce11" office:value-type="string">
            <text:p>Laurence</text:p>
          </table:table-cell>
          <table:table-cell office:value-type="string">
            <text:p>directionlycee@leschataigniers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25R</text:p>
          </table:table-cell>
          <table:table-cell table:style-name="ce1" office:value-type="string">
            <text:p>ST VINCENT DE PAUL</text:p>
          </table:table-cell>
          <table:table-cell table:style-name="ce1" office:value-type="string">
            <text:p>44 avenue de Saint-Cloud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VERSAILLES</text:p>
          </table:table-cell>
          <table:table-cell table:style-name="ce1" office:value-type="string">
            <text:p>01 30 21 42 03</text:p>
            <text:p/>
          </table:table-cell>
          <table:table-cell table:style-name="ce1" office:value-type="string">
            <text:p>01 30 21 21 12</text:p>
            <text:p/>
          </table:table-cell>
          <table:table-cell table:style-name="ce1" office:value-type="string">
            <text:p><text:a xlink:href="mailto:secretariat@lpstvincent.org">secretariat@lpstvincent.org</text:a></text:p>
          </table:table-cell>
          <table:table-cell table:style-name="ce1" office:value-type="string">
            <text:p>Lycée Polyvalent</text:p>
          </table:table-cell>
          <table:table-cell office:value-type="string">
            <text:p>DREVILLE</text:p>
          </table:table-cell>
          <table:table-cell office:value-type="string">
            <text:p>Sandrine</text:p>
          </table:table-cell>
          <table:table-cell office:value-type="string">
            <text:p>direction@lpstvincent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537X</text:p>
          </table:table-cell>
          <table:table-cell table:style-name="ce1" office:value-type="string">
            <text:p>NOTRE DAME "LES OISEAUX"</text:p>
          </table:table-cell>
          <table:table-cell table:style-name="ce1" office:value-type="string">
            <text:p>106 Grande Rue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VERNEUIL SUR SEINE</text:p>
          </table:table-cell>
          <table:table-cell table:style-name="ce1" office:value-type="string">
            <text:p>01 39 28 15 00</text:p>
            <text:p/>
          </table:table-cell>
          <table:table-cell table:style-name="ce1" office:value-type="string">
            <text:p>01 39 65 61 67</text:p>
            <text:p/>
          </table:table-cell>
          <table:table-cell table:style-name="ce1" office:value-type="string">
            <text:p><text:a xlink:href="mailto:0781537X@ac-versailles.fr">0781537X@ac-versailles.fr</text:a></text:p>
          </table:table-cell>
          <table:table-cell table:style-name="ce1" office:value-type="string">
            <text:p>Collège</text:p>
          </table:table-cell>
          <table:table-cell table:style-name="ce9" office:value-type="string">
            <text:p>LESAGE</text:p>
          </table:table-cell>
          <table:table-cell table:style-name="ce11" office:value-type="string">
            <text:p>Guillaume</text:p>
          </table:table-cell>
          <table:table-cell office:value-type="string">
            <text:p>guillaume.lesage@ndoverneuil.net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44L</text:p>
          </table:table-cell>
          <table:table-cell table:style-name="ce1" office:value-type="string">
            <text:p>NOTRE DAME "LES OISEAUX"</text:p>
          </table:table-cell>
          <table:table-cell table:style-name="ce1" office:value-type="string">
            <text:p>106 Grande Rue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VERNEUIL SUR SEINE</text:p>
          </table:table-cell>
          <table:table-cell table:style-name="ce1" office:value-type="string">
            <text:p>01 39 28 15 00</text:p>
            <text:p/>
          </table:table-cell>
          <table:table-cell table:style-name="ce1" office:value-type="string">
            <text:p>01 39 28 15 01</text:p>
            <text:p/>
          </table:table-cell>
          <table:table-cell table:style-name="ce1" office:value-type="string">
            <text:p><text:a xlink:href="mailto:ecole@ndoverneuil.fr">ecole@ndoverneuil.fr</text:a></text:p>
          </table:table-cell>
          <table:table-cell table:style-name="ce1" office:value-type="string">
            <text:p>Lycée Général et Technologique</text:p>
          </table:table-cell>
          <table:table-cell table:style-name="ce9" office:value-type="string">
            <text:p>LESAGE</text:p>
          </table:table-cell>
          <table:table-cell table:style-name="ce11" office:value-type="string">
            <text:p>Guillaume</text:p>
          </table:table-cell>
          <table:table-cell office:value-type="string">
            <text:p>guillaume.lesage@ndoverneuil.net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590E</text:p>
          </table:table-cell>
          <table:table-cell table:style-name="ce1" office:value-type="string">
            <text:p>NOTRE DAME</text:p>
          </table:table-cell>
          <table:table-cell table:style-name="ce1" office:value-type="string">
            <text:p>5 rue de la Sangle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MANTES LA JOLIE</text:p>
          </table:table-cell>
          <table:table-cell table:style-name="ce1" office:value-type="string">
            <text:p>01 34 97 97 97</text:p>
          </table:table-cell>
          <table:table-cell table:style-name="ce1" office:value-type="string">
            <text:p>01 30 92 67 50</text:p>
            <text:p/>
          </table:table-cell>
          <table:table-cell table:style-name="ce1" office:value-type="string">
            <text:p><text:a xlink:href="mailto:0781590E@ac-versailles.fr">0781590E@ac-versailles.fr</text:a></text:p>
          </table:table-cell>
          <table:table-cell table:style-name="ce1" office:value-type="string">
            <text:p>Collège</text:p>
          </table:table-cell>
          <table:table-cell table:style-name="ce9" office:value-type="string">
            <text:p>FLETER</text:p>
          </table:table-cell>
          <table:table-cell table:style-name="ce11" office:value-type="string">
            <text:p>Vincent</text:p>
          </table:table-cell>
          <table:table-cell table:style-name="ce16" office:value-type="string">
            <text:p><text:a xlink:href="mailto:vfleter@notre-dame-mantes.com">vfleter@notre-dame-mantes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289B</text:p>
          </table:table-cell>
          <table:table-cell table:style-name="ce1" office:value-type="string">
            <text:p>NOTRE DAME</text:p>
          </table:table-cell>
          <table:table-cell table:style-name="ce1" office:value-type="string">
            <text:p>5 rue de la Sangle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MANTES LA JOLIE</text:p>
          </table:table-cell>
          <table:table-cell table:style-name="ce1" office:value-type="string">
            <text:p>01 34 97 97 97</text:p>
            <text:p/>
          </table:table-cell>
          <table:table-cell table:style-name="ce1" office:value-type="string">
            <text:p>01 34 97 97 90</text:p>
            <text:p/>
          </table:table-cell>
          <table:table-cell table:style-name="ce1" office:value-type="string">
            <text:p><text:a xlink:href="mailto:accueil.nd.mantes@gmail.com">accueil.nd.mantes@gmail.com</text:a></text:p>
          </table:table-cell>
          <table:table-cell table:style-name="ce1" office:value-type="string">
            <text:p>Lycée Général et Technologique</text:p>
          </table:table-cell>
          <table:table-cell table:style-name="ce9" office:value-type="string">
            <text:p>FLETER</text:p>
          </table:table-cell>
          <table:table-cell table:style-name="ce11" office:value-type="string">
            <text:p>Vincent</text:p>
          </table:table-cell>
          <table:table-cell table:style-name="ce16" office:value-type="string">
            <text:p><text:a xlink:href="mailto:vfleter@notre-dame-mantes.com">vfleter@notre-dame-mantes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01P</text:p>
          </table:table-cell>
          <table:table-cell table:style-name="ce1" office:value-type="string">
            <text:p>SAINTE THERESE</text:p>
          </table:table-cell>
          <table:table-cell table:style-name="ce1" office:value-type="string">
            <text:p>7 quai Boissy d'Anglas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BOUGIVAL</text:p>
          </table:table-cell>
          <table:table-cell table:style-name="ce1" office:value-type="string">
            <text:p>01 30 78 16 80</text:p>
            <text:p/>
          </table:table-cell>
          <table:table-cell table:style-name="ce1" office:value-type="string">
            <text:p>01 30 78 16 90</text:p>
            <text:p/>
          </table:table-cell>
          <table:table-cell table:style-name="ce1" office:value-type="string">
            <text:p><text:a xlink:href="mailto:0783301P@ac-versailles.fr">0783301P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PAGET</text:p>
          </table:table-cell>
          <table:table-cell office:value-type="string">
            <text:p>Agnès</text:p>
          </table:table-cell>
          <table:table-cell office:value-type="string">
            <text:p>directionstb@orange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00N</text:p>
          </table:table-cell>
          <table:table-cell table:style-name="ce1" office:value-type="string">
            <text:p>SAINT LOUIS</text:p>
          </table:table-cell>
          <table:table-cell table:style-name="ce1" office:value-type="string">
            <text:p>23 rue Georges Herrewyn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BONNIERES SUR SEINE</text:p>
          </table:table-cell>
          <table:table-cell table:style-name="ce1" office:value-type="string">
            <text:p>01 30 93 01 21</text:p>
            <text:p/>
          </table:table-cell>
          <table:table-cell table:style-name="ce1" office:value-type="string">
            <text:p>01 30 98 92 67</text:p>
            <text:p/>
          </table:table-cell>
          <table:table-cell table:style-name="ce1" office:value-type="string">
            <text:p><text:a xlink:href="mailto:0783300N@ac-versailles.fr">0783300N@ac-versailles.fr</text:a></text:p>
          </table:table-cell>
          <table:table-cell table:style-name="ce1" office:value-type="string">
            <text:p>Collège</text:p>
          </table:table-cell>
          <table:table-cell table:style-name="ce9" office:value-type="string">
            <text:p>FLETER</text:p>
          </table:table-cell>
          <table:table-cell table:style-name="ce11" office:value-type="string">
            <text:p>Vincent</text:p>
          </table:table-cell>
          <table:table-cell table:style-name="ce16" office:value-type="string">
            <text:p><text:a xlink:href="mailto:vfleter@notre-dame-mantes.com">vfleter@notre-dame-mantes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620M</text:p>
          </table:table-cell>
          <table:table-cell table:style-name="ce1" office:value-type="string">
            <text:p>NOTRE DAME</text:p>
          </table:table-cell>
          <table:table-cell table:style-name="ce1" office:value-type="string">
            <text:p>3 rue de Temara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ST GERMAIN EN LAYE</text:p>
          </table:table-cell>
          <table:table-cell table:style-name="ce1" office:value-type="string">
            <text:p>01 30 87 17 87</text:p>
            <text:p/>
          </table:table-cell>
          <table:table-cell table:style-name="ce1" office:value-type="string">
            <text:p>01 30 61 57 67</text:p>
            <text:p/>
          </table:table-cell>
          <table:table-cell table:style-name="ce1" office:value-type="string">
            <text:p><text:a xlink:href="mailto:0781620M@ac-versailles.fr">0781620M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GENOU</text:p>
          </table:table-cell>
          <table:table-cell office:value-type="string">
            <text:p>Laurent</text:p>
          </table:table-cell>
          <table:table-cell office:value-type="string">
            <text:p>direction@ind78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51U</text:p>
          </table:table-cell>
          <table:table-cell table:style-name="ce1" office:value-type="string">
            <text:p>ND DU GRANDCHAMP</text:p>
          </table:table-cell>
          <table:table-cell table:style-name="ce1" office:value-type="string">
            <text:p>97 rue Royale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VERSAILLES</text:p>
          </table:table-cell>
          <table:table-cell table:style-name="ce1" office:value-type="string">
            <text:p>01 39 24 12 80</text:p>
            <text:p/>
          </table:table-cell>
          <table:table-cell table:style-name="ce1" office:value-type="string">
            <text:p>01 30 21 17 00</text:p>
            <text:p/>
          </table:table-cell>
          <table:table-cell table:style-name="ce1" office:value-type="string">
            <text:p><text:a xlink:href="mailto:0783351U@ac-versailles.fr">0783351U@ac-versailles.fr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JACQUEMIN</text:p>
          </table:table-cell>
          <table:table-cell office:value-type="string">
            <text:p>Pierre</text:p>
          </table:table-cell>
          <table:table-cell office:value-type="string">
            <text:p>p.jacquemin@nd-grandchamp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586A</text:p>
          </table:table-cell>
          <table:table-cell table:style-name="ce1" office:value-type="string">
            <text:p>BLANCHE DE CASTILLE</text:p>
          </table:table-cell>
          <table:table-cell table:style-name="ce1" office:value-type="string">
            <text:p>1 avenue de la Bretèche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LE CHESNAY ROCQUENCOURT</text:p>
          </table:table-cell>
          <table:table-cell table:style-name="ce1" office:value-type="string">
            <text:p>01 39 23 14 30</text:p>
            <text:p/>
          </table:table-cell>
          <table:table-cell table:style-name="ce1" office:value-type="string">
            <text:p>01 39 54 73 46</text:p>
            <text:p/>
          </table:table-cell>
          <table:table-cell table:style-name="ce1" office:value-type="string">
            <text:p><text:a xlink:href="mailto:0781586A@ac-versailles.fr">0781586A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JOURDAIN</text:p>
          </table:table-cell>
          <table:table-cell office:value-type="string">
            <text:p>Cécile</text:p>
          </table:table-cell>
          <table:table-cell office:value-type="string">
            <text:p>cecile-jourdain@blanche-de-castille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591F</text:p>
          </table:table-cell>
          <table:table-cell table:style-name="ce1" office:value-type="string">
            <text:p>NOTRE DAME</text:p>
          </table:table-cell>
          <table:table-cell table:style-name="ce1" office:value-type="string">
            <text:p>14 avenue Blanche de Castille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POISSY</text:p>
          </table:table-cell>
          <table:table-cell table:style-name="ce1" office:value-type="string">
            <text:p>01 39 79 63 40</text:p>
            <text:p/>
          </table:table-cell>
          <table:table-cell table:style-name="ce1" office:value-type="string">
            <text:p>01 30 65 96 41</text:p>
            <text:p/>
          </table:table-cell>
          <table:table-cell table:style-name="ce1" office:value-type="string">
            <text:p><text:a xlink:href="mailto:0781591F@ac-versailles.fr">0781591F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CHESNEY</text:p>
          </table:table-cell>
          <table:table-cell office:value-type="string">
            <text:p>Valérie</text:p>
          </table:table-cell>
          <table:table-cell office:value-type="string">
            <text:p>v.chesney@notre-dame-poissy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297K</text:p>
          </table:table-cell>
          <table:table-cell table:style-name="ce1" office:value-type="string">
            <text:p>LE BON SAUVEUR</text:p>
          </table:table-cell>
          <table:table-cell table:style-name="ce1" office:value-type="string">
            <text:p>6 rue Henri Cloppet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LE VESINET</text:p>
          </table:table-cell>
          <table:table-cell table:style-name="ce1" office:value-type="string">
            <text:p>01 30 15 92 92</text:p>
            <text:p/>
          </table:table-cell>
          <table:table-cell table:style-name="ce1" office:value-type="string">
            <text:p>01 30 15 92 90</text:p>
            <text:p/>
          </table:table-cell>
          <table:table-cell table:style-name="ce1" office:value-type="string">
            <text:p><text:a xlink:href="mailto:secretariat.college.lycee@bs78.org">secretariat.college.lycee@bs78.org</text:a></text:p>
          </table:table-cell>
          <table:table-cell table:style-name="ce1" office:value-type="string">
            <text:p>Lycée Général</text:p>
          </table:table-cell>
          <table:table-cell office:value-type="string">
            <text:p>GARNIER</text:p>
          </table:table-cell>
          <table:table-cell office:value-type="string">
            <text:p>Patricia</text:p>
          </table:table-cell>
          <table:table-cell office:value-type="string">
            <text:p>chef.etablissement@bs78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42J</text:p>
          </table:table-cell>
          <table:table-cell table:style-name="ce1" office:value-type="string">
            <text:p>SAINTE THERESE</text:p>
          </table:table-cell>
          <table:table-cell table:style-name="ce1" office:value-type="string">
            <text:p>10 route de Lévis Saint Nom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LE MESNIL ST DENIS</text:p>
          </table:table-cell>
          <table:table-cell table:style-name="ce1" office:value-type="string">
            <text:p>01 30 05 63 10</text:p>
            <text:p/>
          </table:table-cell>
          <table:table-cell table:style-name="ce1" office:value-type="string">
            <text:p>01 30 47 15 16</text:p>
            <text:p/>
          </table:table-cell>
          <table:table-cell table:style-name="ce1" office:value-type="string">
            <text:p><text:a xlink:href="mailto:0783342J@ac-versailles.fr">0783342J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MEZZADRI</text:p>
          </table:table-cell>
          <table:table-cell office:value-type="string">
            <text:p>Florence</text:p>
          </table:table-cell>
          <table:table-cell office:value-type="string">
            <text:p>direction@stem78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594J</text:p>
          </table:table-cell>
          <table:table-cell table:style-name="ce1" office:value-type="string">
            <text:p>LE BON SAUVEUR</text:p>
          </table:table-cell>
          <table:table-cell table:style-name="ce1" office:value-type="string">
            <text:p>6 rue Henri Cloppet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LE VESINET</text:p>
          </table:table-cell>
          <table:table-cell table:style-name="ce1" office:value-type="string">
            <text:p>01 30 15 92 92</text:p>
            <text:p/>
          </table:table-cell>
          <table:table-cell table:style-name="ce1" office:value-type="string">
            <text:p>01 39 52 58 50</text:p>
            <text:p/>
          </table:table-cell>
          <table:table-cell table:style-name="ce1" office:value-type="string">
            <text:p><text:a xlink:href="mailto:0781594J@ac-versailles.fr">0781594J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GARNIER</text:p>
          </table:table-cell>
          <table:table-cell office:value-type="string">
            <text:p>Patricia</text:p>
          </table:table-cell>
          <table:table-cell office:value-type="string">
            <text:p>chef.etablissement@bs78.org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664K</text:p>
          </table:table-cell>
          <table:table-cell table:style-name="ce1" office:value-type="string">
            <text:p>STE THERESE</text:p>
          </table:table-cell>
          <table:table-cell table:style-name="ce1" office:value-type="string">
            <text:p>7 rue Beziel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RAMBOUILLET</text:p>
          </table:table-cell>
          <table:table-cell table:style-name="ce1" office:value-type="string">
            <text:p>01 61 08 64 40</text:p>
            <text:p/>
          </table:table-cell>
          <table:table-cell table:style-name="ce1" office:value-type="string">
            <text:p>01 30 88 71 53</text:p>
            <text:p/>
          </table:table-cell>
          <table:table-cell table:style-name="ce1" office:value-type="string">
            <text:p><text:a xlink:href="mailto:0781664K@ac-versailles.fr">0781664K@ac-versailles.fr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GOUE</text:p>
          </table:table-cell>
          <table:table-cell office:value-type="string">
            <text:p>Jérome</text:p>
          </table:table-cell>
          <table:table-cell office:value-type="string">
            <text:p>jgoue@ist78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600R</text:p>
          </table:table-cell>
          <table:table-cell table:style-name="ce1" office:value-type="string">
            <text:p>ST LOUIS-ND DU BEL AIR</text:p>
          </table:table-cell>
          <table:table-cell table:style-name="ce1" office:value-type="string">
            <text:p>48 route de Saint-Léger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MONTFORT L AMAURY</text:p>
          </table:table-cell>
          <table:table-cell table:style-name="ce1" office:value-type="string">
            <text:p>01 34 86 02 32</text:p>
            <text:p/>
          </table:table-cell>
          <table:table-cell table:style-name="ce1" office:value-type="string">
            <text:p>01 34 86 80 94</text:p>
            <text:p/>
          </table:table-cell>
          <table:table-cell table:style-name="ce1" office:value-type="string">
            <text:p><text:a xlink:href="mailto:0781600R@ac-versailles.fr">0781600R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FEYDEAU</text:p>
          </table:table-cell>
          <table:table-cell office:value-type="string">
            <text:p>Anna de</text:p>
          </table:table-cell>
          <table:table-cell office:value-type="string">
            <text:p>directionbelair@slndba78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39F</text:p>
          </table:table-cell>
          <table:table-cell table:style-name="ce1" office:value-type="string">
            <text:p>STE ANNE</text:p>
          </table:table-cell>
          <table:table-cell table:style-name="ce1" office:value-type="string">
            <text:p>8 à 12 rue de la Tour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MONTESSON</text:p>
          </table:table-cell>
          <table:table-cell table:style-name="ce1" office:value-type="string">
            <text:p>01 39 52 04 84</text:p>
            <text:p/>
          </table:table-cell>
          <table:table-cell table:style-name="ce1" office:value-type="string">
            <text:p>01 39 52 25 03</text:p>
            <text:p/>
          </table:table-cell>
          <table:table-cell table:style-name="ce1" office:value-type="string">
            <text:p><text:a xlink:href="mailto:0783339F@ac-versailles.fr">0783339F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BRUNEL</text:p>
          </table:table-cell>
          <table:table-cell office:value-type="string">
            <text:p>Stéphane</text:p>
          </table:table-cell>
          <table:table-cell table:style-name="ce16" office:value-type="string">
            <text:p><text:a xlink:href="mailto:direction@sainte-anne-montesson.org">direction@sainte-anne-montesson.org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23N</text:p>
          </table:table-cell>
          <table:table-cell table:style-name="ce1" office:value-type="string">
            <text:p>LGT SAINT THOMAS DE VILLENEUVE</text:p>
          </table:table-cell>
          <table:table-cell table:style-name="ce1" office:value-type="string">
            <text:p>15 rue des Louviers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ST GERMAIN EN LAYE</text:p>
          </table:table-cell>
          <table:table-cell table:style-name="ce1" office:value-type="string">
            <text:p>01 39 10 34 00</text:p>
            <text:p/>
          </table:table-cell>
          <table:table-cell table:style-name="ce1" office:value-type="string">
            <text:p>01 39 73 53 06</text:p>
            <text:p/>
          </table:table-cell>
          <table:table-cell table:style-name="ce1" office:value-type="string">
            <text:p><text:a xlink:href="mailto:0783323N@ac-versailles.fr">0783323N@ac-versailles.fr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LECOCQ</text:p>
          </table:table-cell>
          <table:table-cell office:value-type="string">
            <text:p>Valérie</text:p>
          </table:table-cell>
          <table:table-cell table:style-name="ce16" office:value-type="string">
            <text:p>chef.etablissement@stv-st-germain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581V</text:p>
          </table:table-cell>
          <table:table-cell table:style-name="ce1" office:value-type="string">
            <text:p>LP SAINT THOMAS DE VILLENEUVE</text:p>
          </table:table-cell>
          <table:table-cell table:style-name="ce1" office:value-type="string">
            <text:p>15 rue des Louviers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ST GERMAIN EN LAYE</text:p>
          </table:table-cell>
          <table:table-cell table:style-name="ce1" office:value-type="string">
            <text:p>01 39 10 34 00</text:p>
            <text:p/>
          </table:table-cell>
          <table:table-cell table:style-name="ce1" office:value-type="string">
            <text:p>01 39 10 34 06</text:p>
            <text:p/>
          </table:table-cell>
          <table:table-cell table:style-name="ce1" office:value-type="string">
            <text:p><text:a xlink:href="mailto:secretariat.stv@wanadoo.fr">secretariat.stv@wanadoo.fr</text:a></text:p>
          </table:table-cell>
          <table:table-cell table:style-name="ce1" office:value-type="string">
            <text:p>Lycée Professionnel</text:p>
          </table:table-cell>
          <table:table-cell office:value-type="string">
            <text:p>LECOCQ</text:p>
          </table:table-cell>
          <table:table-cell office:value-type="string">
            <text:p>Valérie</text:p>
          </table:table-cell>
          <table:table-cell table:style-name="ce16" office:value-type="string">
            <text:p>chef.etablissement@stv-st-germain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287Z</text:p>
          </table:table-cell>
          <table:table-cell table:style-name="ce1" office:value-type="string">
            <text:p>STE THERESE</text:p>
          </table:table-cell>
          <table:table-cell table:style-name="ce1" office:value-type="string">
            <text:p>11 rue Kléber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HOUILLES</text:p>
          </table:table-cell>
          <table:table-cell table:style-name="ce1" office:value-type="string">
            <text:p>01 39 68 64 37</text:p>
            <text:p/>
          </table:table-cell>
          <table:table-cell table:style-name="ce1" office:value-type="string">
            <text:p>01 39 68 85 85</text:p>
            <text:p/>
          </table:table-cell>
          <table:table-cell table:style-name="ce1" office:value-type="string">
            <text:p><text:a xlink:href="mailto:0783287Z@ac-versailles.fr">0783287Z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IZARNY</text:p>
          </table:table-cell>
          <table:table-cell office:value-type="string">
            <text:p>Nathalie d'</text:p>
          </table:table-cell>
          <table:table-cell office:value-type="string">
            <text:p>ndizarny@institut-ste-therese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537W</text:p>
          </table:table-cell>
          <table:table-cell table:style-name="ce1" office:value-type="string">
            <text:p>NOTRE DAME</text:p>
          </table:table-cell>
          <table:table-cell table:style-name="ce1" office:value-type="string">
            <text:p>15 rue de Strasbourg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MANTES LA JOLIE</text:p>
          </table:table-cell>
          <table:table-cell table:style-name="ce1" office:value-type="string">
            <text:p>01 34 97 76 03</text:p>
            <text:p/>
          </table:table-cell>
          <table:table-cell table:style-name="ce1" office:value-type="string">
            <text:p>01 34 97 80 72</text:p>
            <text:p/>
          </table:table-cell>
          <table:table-cell table:style-name="ce1" office:value-type="string">
            <text:p><text:a xlink:href="mailto:lycee.pro.nd@wanadoo.fr">lycee.pro.nd@wanadoo.fr</text:a></text:p>
          </table:table-cell>
          <table:table-cell table:style-name="ce1" office:value-type="string">
            <text:p>Lycée Professionnel</text:p>
          </table:table-cell>
          <table:table-cell table:style-name="ce9" office:value-type="string">
            <text:p>FLETER</text:p>
          </table:table-cell>
          <table:table-cell table:style-name="ce11" office:value-type="string">
            <text:p>Vincent</text:p>
          </table:table-cell>
          <table:table-cell table:style-name="ce16" office:value-type="string">
            <text:p><text:a xlink:href="mailto:vfleter@notre-dame-mantes.com">vfleter@notre-dame-mantes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899R</text:p>
          </table:table-cell>
          <table:table-cell table:style-name="ce1" office:value-type="string">
            <text:p>ST FRANCOIS D'ASSISE</text:p>
          </table:table-cell>
          <table:table-cell table:style-name="ce1" office:value-type="string">
            <text:p>6 place Claudel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MONTIGNY LE BRETONNEUX</text:p>
          </table:table-cell>
          <table:table-cell table:style-name="ce1" office:value-type="string">
            <text:p>01 30 64 99 55</text:p>
            <text:p/>
          </table:table-cell>
          <table:table-cell table:style-name="ce1"/>
          <table:table-cell table:style-name="ce1" office:value-type="string">
            <text:p><text:a xlink:href="mailto:cdiclaudel@saint-francois.net">cdiclaudel@saint-francois.net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LANNOU</text:p>
          </table:table-cell>
          <table:table-cell office:value-type="string">
            <text:p>Michèle</text:p>
          </table:table-cell>
          <table:table-cell office:value-type="string">
            <text:p>mlannou@saint-francois.net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07W</text:p>
          </table:table-cell>
          <table:table-cell table:style-name="ce1" office:value-type="string">
            <text:p>ST AUGUSTIN</text:p>
          </table:table-cell>
          <table:table-cell table:style-name="ce1" office:value-type="string">
            <text:p>39 rue Grande Fontaine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ST GERMAIN EN LAYE</text:p>
          </table:table-cell>
          <table:table-cell table:style-name="ce1" office:value-type="string">
            <text:p>01 34 51 08 49</text:p>
            <text:p/>
          </table:table-cell>
          <table:table-cell table:style-name="ce1" office:value-type="string">
            <text:p>01 39 21 94 23</text:p>
            <text:p/>
          </table:table-cell>
          <table:table-cell table:style-name="ce1" office:value-type="string">
            <text:p><text:a xlink:href="mailto:0783307W@ac-versailles.fr">0783307W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HEUSICOM</text:p>
          </table:table-cell>
          <table:table-cell office:value-type="string">
            <text:p>Jean-Frédéric</text:p>
          </table:table-cell>
          <table:table-cell office:value-type="string">
            <text:p>direction@saintaugustin78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657B</text:p>
          </table:table-cell>
          <table:table-cell table:style-name="ce1" office:value-type="string">
            <text:p>ST AUGUSTIN</text:p>
          </table:table-cell>
          <table:table-cell table:style-name="ce1" office:value-type="string">
            <text:p>39 rue Grande Fontaine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ST GERMAIN EN LAYE</text:p>
          </table:table-cell>
          <table:table-cell table:style-name="ce1" office:value-type="string">
            <text:p>01 34 51 08 49</text:p>
            <text:p/>
          </table:table-cell>
          <table:table-cell table:style-name="ce1"/>
          <table:table-cell table:style-name="ce1" office:value-type="string">
            <text:p><text:a xlink:href="mailto:secretariat@saintaugustin78.com">secretariat@saintaugustin78.com</text:a></text:p>
          </table:table-cell>
          <table:table-cell table:style-name="ce1" office:value-type="string">
            <text:p>Lycée Général et Technologique</text:p>
          </table:table-cell>
          <table:table-cell office:value-type="string">
            <text:p>HEUSICOM</text:p>
          </table:table-cell>
          <table:table-cell office:value-type="string">
            <text:p>Jean-Frédéric</text:p>
          </table:table-cell>
          <table:table-cell office:value-type="string">
            <text:p>direction@saintaugustin78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288A</text:p>
          </table:table-cell>
          <table:table-cell table:style-name="ce1" office:value-type="string">
            <text:p>NOTRE DAME-LYCEE JEAN-PAUL II</text:p>
          </table:table-cell>
          <table:table-cell table:style-name="ce1" office:value-type="string">
            <text:p>3 rue de Témara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ST GERMAIN EN LAYE</text:p>
          </table:table-cell>
          <table:table-cell table:style-name="ce1" office:value-type="string">
            <text:p>01 30 87 17 87</text:p>
            <text:p/>
          </table:table-cell>
          <table:table-cell table:style-name="ce1" office:value-type="string">
            <text:p>01 30 87 17 80</text:p>
            <text:p/>
          </table:table-cell>
          <table:table-cell table:style-name="ce1" office:value-type="string">
            <text:p><text:a xlink:href="mailto:0783288A@ac-versailles.fr">0783288A@ac-versailles.fr</text:a></text:p>
          </table:table-cell>
          <table:table-cell table:style-name="ce1" office:value-type="string">
            <text:p>Lycée Polyvalent</text:p>
          </table:table-cell>
          <table:table-cell office:value-type="string">
            <text:p>GENOU</text:p>
          </table:table-cell>
          <table:table-cell office:value-type="string">
            <text:p>Laurent</text:p>
          </table:table-cell>
          <table:table-cell office:value-type="string">
            <text:p>direction@ind78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282U</text:p>
          </table:table-cell>
          <table:table-cell table:style-name="ce1" office:value-type="string">
            <text:p>BLANCHE DE CASTILLE</text:p>
          </table:table-cell>
          <table:table-cell table:style-name="ce1" office:value-type="string">
            <text:p>1 avenue de la Bretèche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LE CHESNAY ROCQUENCOURT</text:p>
          </table:table-cell>
          <table:table-cell table:style-name="ce1" office:value-type="string">
            <text:p>01 39 23 14 30</text:p>
            <text:p/>
          </table:table-cell>
          <table:table-cell table:style-name="ce1" office:value-type="string">
            <text:p>01 39 54 73 46</text:p>
            <text:p/>
          </table:table-cell>
          <table:table-cell table:style-name="ce1" office:value-type="string">
            <text:p><text:a xlink:href="mailto:b2c@blanche-de-castille.fr">b2c@blanche-de-castille.fr</text:a></text:p>
          </table:table-cell>
          <table:table-cell table:style-name="ce1" office:value-type="string">
            <text:p>Lycée Général et Technologique</text:p>
          </table:table-cell>
          <table:table-cell table:style-name="ce9" office:value-type="string">
            <text:p>DHAVERNAS</text:p>
          </table:table-cell>
          <table:table-cell table:style-name="ce11" office:value-type="string">
            <text:p>Jean-Christian</text:p>
          </table:table-cell>
          <table:table-cell table:style-name="ce14" office:value-type="string">
            <text:p><text:a xlink:href="mailto:jc-dhavernas@blanche-de-castille.fr">jc-dhavernas@blanche-de-castille.fr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582W</text:p>
          </table:table-cell>
          <table:table-cell table:style-name="ce1" office:value-type="string">
            <text:p>ND DU GRANDCHAMP</text:p>
          </table:table-cell>
          <table:table-cell table:style-name="ce1" office:value-type="string">
            <text:p>97 rue Royale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VERSAILLES</text:p>
          </table:table-cell>
          <table:table-cell table:style-name="ce1" office:value-type="string">
            <text:p>01 39 24 12 80</text:p>
            <text:p/>
          </table:table-cell>
          <table:table-cell table:style-name="ce1" office:value-type="string">
            <text:p>01 39 24 12 83</text:p>
            <text:p/>
          </table:table-cell>
          <table:table-cell table:style-name="ce1" office:value-type="string">
            <text:p><text:a xlink:href="mailto:0781582w@nd-grandchamp.fr">0781582w@nd-grandchamp.fr</text:a></text:p>
          </table:table-cell>
          <table:table-cell table:style-name="ce1" office:value-type="string">
            <text:p>Lycée Professionnel</text:p>
          </table:table-cell>
          <table:table-cell office:value-type="string">
            <text:p>JACQUEMIN</text:p>
          </table:table-cell>
          <table:table-cell office:value-type="string">
            <text:p>Pierre</text:p>
          </table:table-cell>
          <table:table-cell office:value-type="string">
            <text:p>p.jacquemin@nd-grandchamp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589D</text:p>
          </table:table-cell>
          <table:table-cell table:style-name="ce1" office:value-type="string">
            <text:p>ST EREMBERT</text:p>
          </table:table-cell>
          <table:table-cell table:style-name="ce1" office:value-type="string">
            <text:p>5 rue Salomon Reinach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ST GERMAIN EN LAYE</text:p>
          </table:table-cell>
          <table:table-cell table:style-name="ce1" office:value-type="string">
            <text:p>01 39 21 58 58</text:p>
            <text:p/>
          </table:table-cell>
          <table:table-cell table:style-name="ce1" office:value-type="string">
            <text:p>01 30 61 16 07</text:p>
            <text:p/>
          </table:table-cell>
          <table:table-cell table:style-name="ce1" office:value-type="string">
            <text:p><text:a xlink:href="mailto:etablissement@saint-erembert.com">etablissement@saint-erembert.com</text:a></text:p>
          </table:table-cell>
          <table:table-cell table:style-name="ce1" office:value-type="string">
            <text:p>Collège</text:p>
          </table:table-cell>
          <table:table-cell office:value-type="string">
            <text:p>LAUBY</text:p>
          </table:table-cell>
          <table:table-cell office:value-type="string">
            <text:p>Valérie</text:p>
          </table:table-cell>
          <table:table-cell table:style-name="ce16" office:value-type="string">
            <text:p><text:a xlink:href="mailto:vlauby@saint-erembert.com">vlauby@saint-erembert.com</text:a>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597M</text:p>
          </table:table-cell>
          <table:table-cell table:style-name="ce1" office:value-type="string">
            <text:p>COLLEGE SAINT JEAN HULST</text:p>
          </table:table-cell>
          <table:table-cell table:style-name="ce1" office:value-type="string">
            <text:p>26 rue Mal Delattre de Tassigny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VERSAILLES </text:p>
          </table:table-cell>
          <table:table-cell table:style-name="ce1" office:value-type="string">
            <text:p>01 39 54 11 26</text:p>
            <text:p/>
          </table:table-cell>
          <table:table-cell table:style-name="ce1" office:value-type="string">
            <text:p>01 39 55 28 11</text:p>
            <text:p/>
          </table:table-cell>
          <table:table-cell table:style-name="ce1" office:value-type="string">
            <text:p><text:a xlink:href="mailto:0781597M@ac-versailles.fr">0781597M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LEMERLE</text:p>
          </table:table-cell>
          <table:table-cell office:value-type="string">
            <text:p>Christel</text:p>
          </table:table-cell>
          <table:table-cell office:value-type="string">
            <text:p>c-lemerle@sjh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1662H</text:p>
          </table:table-cell>
          <table:table-cell table:style-name="ce1" office:value-type="string">
            <text:p>ST FRANCOIS D'ASSISE</text:p>
          </table:table-cell>
          <table:table-cell table:style-name="ce1" office:value-type="string">
            <text:p>45 avenue du Manet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MONTIGNY LE BRETONNEUX</text:p>
          </table:table-cell>
          <table:table-cell table:style-name="ce1" office:value-type="string">
            <text:p>01 39 44 17 89</text:p>
            <text:p/>
          </table:table-cell>
          <table:table-cell table:style-name="ce1" office:value-type="string">
            <text:p>01 30 64 15 05</text:p>
            <text:p/>
          </table:table-cell>
          <table:table-cell table:style-name="ce1" office:value-type="string">
            <text:p><text:a xlink:href="mailto:0781662H@ac-versailles.fr">0781662H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LANNOU</text:p>
          </table:table-cell>
          <table:table-cell office:value-type="string">
            <text:p>Michèle</text:p>
          </table:table-cell>
          <table:table-cell office:value-type="string">
            <text:p>mlannou@saint-francois.net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053V</text:p>
          </table:table-cell>
          <table:table-cell table:style-name="ce1" office:value-type="string">
            <text:p>STE GENEVIEVE</text:p>
          </table:table-cell>
          <table:table-cell table:style-name="ce1" office:value-type="string">
            <text:p>2 Rue de l'École des Postes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VERSAILLES</text:p>
          </table:table-cell>
          <table:table-cell table:style-name="ce1" office:value-type="string">
            <text:p>01 30 84 46 00</text:p>
          </table:table-cell>
          <table:table-cell table:style-name="ce1" table:number-columns-repeated="2"/>
          <table:table-cell table:style-name="ce1" office:value-type="string">
            <text:p>Lycée Post-Bac</text:p>
          </table:table-cell>
          <table:table-cell table:style-name="ce9" office:value-type="string">
            <text:p>MALBET</text:p>
          </table:table-cell>
          <table:table-cell table:style-name="ce11" office:value-type="string">
            <text:p>Isabelle</text:p>
          </table:table-cell>
          <table:table-cell office:value-type="string">
            <text:p>malbet-i@bginette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295H</text:p>
          </table:table-cell>
          <table:table-cell table:style-name="ce1" office:value-type="string">
            <text:p>SACRE COEUR</text:p>
          </table:table-cell>
          <table:table-cell table:style-name="ce1" office:value-type="string">
            <text:p>3 rue des Bourdonnais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VERSAILLES</text:p>
          </table:table-cell>
          <table:table-cell table:style-name="ce1" office:value-type="string">
            <text:p>01 30 83 24 91</text:p>
            <text:p/>
          </table:table-cell>
          <table:table-cell table:style-name="ce1" office:value-type="string">
            <text:p>01 39 49 05 93</text:p>
            <text:p/>
          </table:table-cell>
          <table:table-cell table:style-name="ce1" office:value-type="string">
            <text:p><text:a xlink:href="mailto:0783295H@ac-versailles.fr">0783295H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CARTIER</text:p>
          </table:table-cell>
          <table:table-cell office:value-type="string">
            <text:p>Marie-Laure</text:p>
          </table:table-cell>
          <table:table-cell office:value-type="string">
            <text:p>marielaurecartier@orange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38E</text:p>
          </table:table-cell>
          <table:table-cell table:style-name="ce1" office:value-type="string">
            <text:p>STE THERESE</text:p>
          </table:table-cell>
          <table:table-cell table:style-name="ce1" office:value-type="string">
            <text:p>27 rue Lachaux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RAMBOUILLET</text:p>
          </table:table-cell>
          <table:table-cell table:style-name="ce1" office:value-type="string">
            <text:p>01 61 08 64 60</text:p>
            <text:p/>
          </table:table-cell>
          <table:table-cell table:style-name="ce1" office:value-type="string">
            <text:p>01 30 88 62 96</text:p>
            <text:p/>
          </table:table-cell>
          <table:table-cell table:style-name="ce1" office:value-type="string">
            <text:p><text:a xlink:href="mailto:0783338E@ac-versailles.fr">0783338E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GOUE</text:p>
          </table:table-cell>
          <table:table-cell office:value-type="string">
            <text:p>Jérome</text:p>
          </table:table-cell>
          <table:table-cell office:value-type="string">
            <text:p>jgoue@ist78.com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40G</text:p>
          </table:table-cell>
          <table:table-cell table:style-name="ce1" office:value-type="string">
            <text:p>MERCIER-ST PAUL</text:p>
          </table:table-cell>
          <table:table-cell table:style-name="ce1" office:value-type="string">
            <text:p>15 rue Gambetta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MEULAN EN YVELINES</text:p>
          </table:table-cell>
          <table:table-cell table:style-name="ce1" office:value-type="string">
            <text:p>01 34 92 84 20</text:p>
            <text:p/>
          </table:table-cell>
          <table:table-cell table:style-name="ce1" office:value-type="string">
            <text:p>01 34 92 84 29</text:p>
            <text:p/>
          </table:table-cell>
          <table:table-cell table:style-name="ce1" office:value-type="string">
            <text:p><text:a xlink:href="mailto:0783340G@ac-versailles.fr">0783340G@ac-versailles.fr</text:a></text:p>
          </table:table-cell>
          <table:table-cell table:style-name="ce1" office:value-type="string">
            <text:p>Collège</text:p>
          </table:table-cell>
          <table:table-cell office:value-type="string">
            <text:p>ROPARTZ</text:p>
          </table:table-cell>
          <table:table-cell office:value-type="string">
            <text:p>Bruno</text:p>
          </table:table-cell>
          <table:table-cell office:value-type="string">
            <text:p>bruno.ropartz@mercier-st-paul.fr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YVELINES</text:p>
          </table:table-cell>
          <table:table-cell table:style-name="ce1" office:value-type="string">
            <text:p>0783350T</text:p>
          </table:table-cell>
          <table:table-cell table:style-name="ce1" office:value-type="string">
            <text:p>LYCEE SAINT JEAN HULST</text:p>
          </table:table-cell>
          <table:table-cell table:style-name="ce1" office:value-type="string">
            <text:p>26 rue du Maréchal de Lattre de Tassigny</text:p>
            <text:p/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VERSAILLES </text:p>
          </table:table-cell>
          <table:table-cell table:style-name="ce1" office:value-type="string">
            <text:p>01 39 54 11 26</text:p>
            <text:p/>
          </table:table-cell>
          <table:table-cell table:style-name="ce1" office:value-type="string">
            <text:p>01 39 55 28 11</text:p>
            <text:p/>
          </table:table-cell>
          <table:table-cell table:style-name="ce1" office:value-type="string">
            <text:p><text:a xlink:href="mailto:0783350T@ac-versailles.fr">0783350T@ac-versailles.fr</text:a></text:p>
          </table:table-cell>
          <table:table-cell table:style-name="ce1" office:value-type="string">
            <text:p>Lycée Général</text:p>
          </table:table-cell>
          <table:table-cell office:value-type="string">
            <text:p>LEMERLE</text:p>
          </table:table-cell>
          <table:table-cell office:value-type="string">
            <text:p>Christel</text:p>
          </table:table-cell>
          <table:table-cell office:value-type="string">
            <text:p>c-lemerle@sjh.fr</text:p>
          </table:table-cell>
          <table:table-cell table:number-columns-repeated="1011"/>
        </table:table-row>
        <table:table-row table:style-name="ro1" table:number-rows-repeated="3">
          <table:table-cell table:style-name="ce1" table:number-columns-repeated="10"/>
          <table:table-cell table:number-columns-repeated="1014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2D.A1:2D.M1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neva" svg:font-family="Genev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Excel_20_Built-in_20_Normal">
      <style:text-properties fo:color="#0563c1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en_20_hypertexte_20_2" style:display-name="Lien hypertexte 2" style:family="table-cell" style:parent-style-name="Excel_20_Built-in_20_Normal">
      <style:text-properties fo:color="#0000ff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1">31/05/2022</text:date>, <text:time>12:2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D" style:display-name="PageStyle_2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31T12:22:12.64</dc:date>
    <dc:creator>Fabrice EDOUARD</dc:creator>
    <meta:generator>OpenOffice/4.1.12$Win32 OpenOffice.org_project/4112m1$Build-9809</meta:generator>
    <meta:editing-duration>PT5H37M33S</meta:editing-duration>
    <meta:editing-cycles>3</meta:editing-cycles>
    <meta:document-statistic meta:table-count="1" meta:cell-count="1966" meta:object-count="0"/>
  </office:meta>
</office:document-meta>
</file>